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84355"/>
    </style:style>
    <style:style style:name="P5" style:family="paragraph" style:parent-style-name="Text_20_body">
      <style:text-properties officeooo:rsid="06c724f4" officeooo:paragraph-rsid="06c724f4"/>
    </style:style>
    <style:style style:name="P6" style:family="paragraph" style:parent-style-name="Text_20_body">
      <style:text-properties officeooo:rsid="06c91138" officeooo:paragraph-rsid="06c91138"/>
    </style:style>
    <style:style style:name="P7" style:family="paragraph" style:parent-style-name="Text_20_body">
      <style:text-properties fo:color="#000000" loext:opacity="1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8" style:family="paragraph" style:parent-style-name="Text_20_body">
      <style:text-properties fo:color="#000000" loext:opacity="100%" style:text-outline="false" style:text-line-through-style="none" style:text-line-through-type="none" style:font-name="Liberation Sans1" fo:font-size="12pt" fo:font-style="normal" fo:text-shadow="none" style:text-underline-style="none" fo:font-weight="normal" officeooo:rsid="06c91138" officeooo:paragraph-rsid="075213a0" style:letter-kerning="true" style:font-size-asian="12pt" style:font-style-asian="normal" style:font-weight-asian="normal" style:font-size-complex="12pt" style:text-emphasize="none"/>
    </style:style>
    <style:style style:name="P9" style:family="paragraph" style:parent-style-name="Text_20_body">
      <style:text-properties fo:font-size="12pt" officeooo:paragraph-rsid="06ce87d6" style:font-size-asian="12pt" style:font-size-complex="12pt"/>
    </style:style>
    <style:style style:name="P10" style:family="paragraph" style:parent-style-name="Text_20_body">
      <style:text-properties fo:font-size="12pt" officeooo:rsid="06cf5c67" officeooo:paragraph-rsid="06cf5c67" style:font-size-asian="12pt" style:font-size-complex="12pt"/>
    </style:style>
    <style:style style:name="P11" style:family="paragraph" style:parent-style-name="Text_20_body">
      <style:text-properties fo:font-size="12pt" officeooo:rsid="06cf5c67" officeooo:paragraph-rsid="06d65a51" style:font-size-asian="12pt" style:font-size-complex="12pt"/>
    </style:style>
    <style:style style:name="P12" style:family="paragraph" style:parent-style-name="Text_20_body">
      <style:text-properties fo:font-size="12pt" officeooo:rsid="06cf5c67" officeooo:paragraph-rsid="06dad47b" style:font-size-asian="12pt" style:font-size-complex="12pt"/>
    </style:style>
    <style:style style:name="P13" style:family="paragraph" style:parent-style-name="Text_20_body">
      <style:text-properties fo:font-size="12pt" officeooo:rsid="06dad47b" officeooo:paragraph-rsid="06dad47b" style:font-size-asian="12pt" style:font-size-complex="12pt"/>
    </style:style>
    <style:style style:name="P14" style:family="paragraph" style:parent-style-name="Text_20_body">
      <style:text-properties fo:font-size="12pt" officeooo:rsid="06dad47b" officeooo:paragraph-rsid="06ddd44a" style:font-size-asian="12pt" style:font-size-complex="12pt"/>
    </style:style>
    <style:style style:name="P15" style:family="paragraph" style:parent-style-name="Text_20_body">
      <style:text-properties fo:font-size="12pt" officeooo:rsid="06e3d352" officeooo:paragraph-rsid="06e49912" style:font-size-asian="12pt" style:font-size-complex="12pt"/>
    </style:style>
    <style:style style:name="P16" style:family="paragraph" style:parent-style-name="Text_20_body">
      <style:text-properties officeooo:rsid="073c77bd" officeooo:paragraph-rsid="073c77bd"/>
    </style:style>
    <style:style style:name="P17" style:family="paragraph" style:parent-style-name="Text_20_body">
      <style:text-properties officeooo:paragraph-rsid="073ab338"/>
    </style:style>
    <style:style style:name="P18" style:family="paragraph" style:parent-style-name="Text_20_body">
      <style:text-properties officeooo:paragraph-rsid="06d4da9f"/>
    </style:style>
    <style:style style:name="P19" style:family="paragraph" style:parent-style-name="Text_20_body">
      <style:text-properties officeooo:paragraph-rsid="06c719fa"/>
    </style:style>
    <style:style style:name="P20" style:family="paragraph" style:parent-style-name="Text_20_body">
      <style:paragraph-properties fo:margin-top="0.1965in" fo:margin-bottom="0in" style:contextual-spacing="false" fo:line-height="100%" fo:text-align="end" style:justify-single-word="false" style:writing-mode="rl-tb"/>
      <style:text-properties officeooo:rsid="06ba1661" officeooo:paragraph-rsid="06ba1661"/>
    </style:style>
    <style:style style:name="P21"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f127d" officeooo:paragraph-rsid="06af127d" style:font-name-complex="David CLM"/>
    </style:style>
    <style:style style:name="P22"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bfc456" officeooo:paragraph-rsid="06bfc456" style:font-name-complex="David CLM"/>
    </style:style>
    <style:style style:name="P23"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24" style:family="paragraph" style:parent-style-name="Text_20_body">
      <style:paragraph-properties fo:margin-top="0.1965in" fo:margin-bottom="0in" style:contextual-spacing="false" fo:line-height="100%" fo:text-align="end" style:justify-single-word="false" style:writing-mode="rl-tb"/>
      <style:text-properties officeooo:rsid="07387d96" officeooo:paragraph-rsid="07387d96"/>
    </style:style>
    <style:style style:name="P25" style:family="paragraph" style:parent-style-name="Text_20_body">
      <style:paragraph-properties fo:margin-top="0.1965in" fo:margin-bottom="0in" style:contextual-spacing="false" fo:line-height="100%" fo:text-align="end" style:justify-single-word="false" style:writing-mode="rl-tb"/>
      <style:text-properties officeooo:paragraph-rsid="06af127d"/>
    </style:style>
    <style:style style:name="P26" style:family="paragraph" style:parent-style-name="Heading_20_2">
      <style:paragraph-properties fo:margin-top="0.1965in" fo:margin-bottom="0in" style:contextual-spacing="false" fo:line-height="100%" fo:text-align="end" style:justify-single-word="false" style:writing-mode="rl-tb"/>
      <style:text-properties officeooo:rsid="06c53028" officeooo:paragraph-rsid="06d933f1"/>
    </style:style>
    <style:style style:name="P27" style:family="paragraph" style:parent-style-name="Heading_20_2">
      <style:paragraph-properties fo:margin-top="0.1965in" fo:margin-bottom="0in" style:contextual-spacing="false" fo:line-height="100%" fo:text-align="end" style:justify-single-word="false" style:writing-mode="rl-tb"/>
      <style:text-properties officeooo:paragraph-rsid="06c53028"/>
    </style:style>
    <style:style style:name="P28"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29"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0"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31"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2579a" style:font-size-asian="12pt" style:font-name-complex="David CLM" style:font-size-complex="12pt"/>
    </style:style>
    <style:style style:name="P32"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4" style:family="paragraph" style:parent-style-name="Text_20_body">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35" style:family="paragraph" style:parent-style-name="Text_20_body">
      <style:paragraph-properties fo:margin-top="0in" fo:margin-bottom="0in" style:contextual-spacing="false" fo:line-height="100%" fo:text-align="end" style:justify-single-word="false" style:writing-mode="rl-tb"/>
      <style:text-properties style:font-name="David CLM" officeooo:rsid="06d40822" officeooo:paragraph-rsid="06d40822" style:font-name-complex="David CLM"/>
    </style:style>
    <style:style style:name="P36" style:family="paragraph" style:parent-style-name="Text_20_body">
      <style:paragraph-properties fo:margin-top="0in" fo:margin-bottom="0in" style:contextual-spacing="false" fo:line-height="100%" fo:text-align="end" style:justify-single-word="false" style:writing-mode="rl-tb"/>
      <style:text-properties style:font-name="David CLM" officeooo:rsid="074c7d7f" officeooo:paragraph-rsid="074c7d7f" style:font-name-complex="David CLM"/>
    </style:style>
    <style:style style:name="P37" style:family="paragraph" style:parent-style-name="Text_20_body">
      <style:paragraph-properties fo:margin-top="0in" fo:margin-bottom="0in" style:contextual-spacing="false" fo:line-height="100%" fo:text-align="end" style:justify-single-word="false" style:writing-mode="rl-tb"/>
      <style:text-properties officeooo:rsid="07389231" officeooo:paragraph-rsid="07389231"/>
    </style:style>
    <style:style style:name="P38" style:family="paragraph" style:parent-style-name="Text_20_body">
      <style:paragraph-properties fo:margin-top="0in" fo:margin-bottom="0in" style:contextual-spacing="false" fo:line-height="100%" fo:text-align="end" style:justify-single-word="false" style:writing-mode="rl-tb"/>
      <style:text-properties style:text-position="9% 100%" style:font-name="Liberation Sans1" fo:font-size="12pt" officeooo:rsid="07389231" officeooo:paragraph-rsid="07389231" style:font-size-asian="12pt" style:font-name-complex="David CLM" style:font-size-complex="12pt"/>
    </style:style>
    <style:style style:name="P39" style:family="paragraph" style:parent-style-name="Text_20_body">
      <style:paragraph-properties fo:margin-top="0in" fo:margin-bottom="0in" style:contextual-spacing="false" fo:line-height="100%" fo:text-align="end" style:justify-single-word="false" style:writing-mode="rl-tb"/>
      <style:text-properties officeooo:paragraph-rsid="074c7d7f"/>
    </style:style>
    <style:style style:name="P40" style:family="paragraph" style:parent-style-name="Text_20_body">
      <style:paragraph-properties fo:margin-top="0in" fo:margin-bottom="0in" style:contextual-spacing="false"/>
      <style:text-properties fo:font-size="12pt" officeooo:rsid="06dd92f5" officeooo:paragraph-rsid="06e3d352" style:font-size-asian="12pt" style:font-size-complex="12pt"/>
    </style:style>
    <style:style style:name="P41"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232e4" officeooo:paragraph-rsid="06c232e4" style:font-name-complex="David CLM"/>
    </style:style>
    <style:style style:name="P42"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3590a" officeooo:paragraph-rsid="06c3590a" style:font-name-complex="David CLM"/>
    </style:style>
    <style:style style:name="P4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4f6f4" style:font-size-asian="12pt" style:font-name-complex="David CLM" style:font-size-complex="12pt"/>
    </style:style>
    <style:style style:name="P4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703062c" officeooo:paragraph-rsid="0703062c" style:font-size-asian="12pt" style:font-name-complex="David CLM" style:font-size-complex="12pt"/>
    </style:style>
    <style:style style:name="P4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50"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2684"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575e"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91ec5"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d1691"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701c22c" style:font-size-asian="12pt" style:font-name-complex="David CLM" style:font-size-complex="12pt"/>
    </style:style>
    <style:style style:name="P57"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ee575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fe5464"/>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7"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9"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70"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07322e" style:font-size-asian="12pt" style:font-name-complex="David CLM" style:font-size-complex="12pt"/>
    </style:style>
    <style:style style:name="P71"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3fde6" officeooo:paragraph-rsid="0743fde6" style:letter-kerning="true" style:font-size-asian="12pt" style:font-style-asian="normal" style:font-weight-asian="normal" style:font-name-complex="David CLM" style:font-size-complex="12pt" style:text-emphasize="none"/>
    </style:style>
    <style:style style:name="P72" style:family="paragraph" style:parent-style-name="Default_7e_LT_7e_Gliederung_20_1">
      <style:paragraph-properties fo:text-align="end" style:justify-single-word="false" style:writing-mode="rl-tb"/>
      <style:text-properties officeooo:paragraph-rsid="075b5baf"/>
    </style:style>
    <style:style style:name="P73"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74" style:family="paragraph" style:parent-style-name="Text_20_body">
      <style:paragraph-properties fo:text-align="end" style:justify-single-word="false" style:writing-mode="rl-tb"/>
      <style:text-properties style:use-window-font-color="true" loext:opacity="0%" style:font-name="David CLM" fo:font-size="12pt" officeooo:paragraph-rsid="073e63a5" style:font-size-asian="12pt" style:font-name-complex="David CLM" style:font-size-complex="12pt"/>
    </style:style>
    <style:style style:name="P75"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76"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Default">
      <style:paragraph-properties fo:text-align="end" style:justify-single-word="false" style:writing-mode="rl-tb"/>
      <style:text-properties style:use-window-font-color="true" loext:opacity="0%" style:font-name="David CLM" fo:font-size="12pt" officeooo:paragraph-rsid="07377cab" style:font-size-asian="12pt" style:font-name-complex="David CLM" style:font-size-complex="12pt"/>
    </style:style>
    <style:style style:name="P79"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7377cab" style:font-size-asian="12pt" style:font-name-complex="David CLM" style:font-size-complex="12pt"/>
    </style:style>
    <style:style style:name="P80" style:family="paragraph" style:parent-style-name="Default">
      <style:paragraph-properties fo:text-align="end" style:justify-single-word="false" style:writing-mode="rl-tb"/>
      <style:text-properties officeooo:paragraph-rsid="073fef85"/>
    </style:style>
    <style:style style:name="P81" style:family="paragraph" style:parent-style-name="Text_20_body">
      <style:paragraph-properties fo:margin-top="0.0791in" fo:margin-bottom="0.1366in" style:contextual-spacing="false"/>
      <style:text-properties style:use-window-font-color="true" loext:opacity="0%" style:font-name="David CLM" fo:font-size="12pt" officeooo:rsid="06d933f1" officeooo:paragraph-rsid="06d933f1" style:font-size-asian="12pt" style:font-name-complex="David CLM" style:font-size-complex="12pt"/>
    </style:style>
    <style:style style:name="P82" style:family="paragraph" style:parent-style-name="Text_20_body">
      <style:paragraph-properties fo:margin-top="0.0791in" fo:margin-bottom="0.1366in" style:contextual-spacing="false"/>
      <style:text-properties style:use-window-font-color="true" loext:opacity="0%" style:font-name="David CLM" fo:font-size="12pt" officeooo:paragraph-rsid="06ecc75e" style:font-size-asian="12pt" style:font-name-complex="David CLM" style:font-size-complex="12pt"/>
    </style:style>
    <style:style style:name="P83" style:family="paragraph" style:parent-style-name="Text_20_body">
      <style:paragraph-properties fo:margin-top="0.0791in" fo:margin-bottom="0.1366in" style:contextual-spacing="false"/>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84" style:family="paragraph" style:parent-style-name="Heading_20_2">
      <style:paragraph-properties fo:line-height="100%"/>
      <style:text-properties style:font-name="David CLM" officeooo:paragraph-rsid="0712579a" style:font-name-complex="David CLM"/>
    </style:style>
    <style:style style:name="P85"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86"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87"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88" style:family="paragraph" style:parent-style-name="Default" style:list-style-name="L7">
      <style:paragraph-properties style:line-height-at-least="0.139in" fo:text-align="end" style:justify-single-word="false" style:writing-mode="rl-tb"/>
    </style:style>
    <style:style style:name="P89" style:family="paragraph" style:parent-style-name="Default" style:list-style-name="L7">
      <style:paragraph-properties style:line-height-at-least="0.139in" fo:text-align="end" style:justify-single-word="false" style:writing-mode="rl-tb"/>
      <style:text-properties officeooo:paragraph-rsid="06f4f6f4"/>
    </style:style>
    <style:style style:name="P90" style:family="paragraph" style:parent-style-name="Default" style:list-style-name="L8">
      <style:paragraph-properties style:line-height-at-least="0.139in" fo:text-align="end" style:justify-single-word="false" style:writing-mode="rl-tb"/>
      <style:text-properties officeooo:paragraph-rsid="0703062c"/>
    </style:style>
    <style:style style:name="P91"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3" style:family="paragraph" style:parent-style-name="Default" style:list-style-name="L12">
      <style:paragraph-properties fo:text-align="end" style:justify-single-word="false" style:writing-mode="rl-tb"/>
      <style:text-properties officeooo:paragraph-rsid="07377cab"/>
    </style:style>
    <style:style style:name="P94" style:family="paragraph" style:parent-style-name="Default" style:list-style-name="L12">
      <style:paragraph-properties fo:text-align="end" style:justify-single-word="false" style:writing-mode="rl-tb"/>
      <style:text-properties officeooo:rsid="054a593f" officeooo:paragraph-rsid="07377cab"/>
    </style:style>
    <style:style style:name="P95" style:family="paragraph" style:parent-style-name="Default" style:list-style-name="L7">
      <style:paragraph-properties style:line-height-at-least="0.139in" fo:text-align="start" style:justify-single-word="false" style:writing-mode="lr-tb"/>
      <style:text-properties officeooo:paragraph-rsid="06f4f6f4"/>
    </style:style>
    <style:style style:name="P96"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4ef7a"/>
    </style:style>
    <style:style style:name="P97"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f4281"/>
    </style:style>
    <style:style style:name="P98" style:family="paragraph" style:parent-style-name="Default_7e_LT_7e_Gliederung_20_1" style:list-style-name="L10">
      <style:paragraph-properties fo:text-align="end" style:justify-single-word="false" style:writing-mode="rl-tb"/>
      <style:text-properties officeooo:paragraph-rsid="0705a374"/>
    </style:style>
    <style:style style:name="P99" style:family="paragraph" style:parent-style-name="Default_7e_LT_7e_Gliederung_20_1" style:list-style-name="L11">
      <style:paragraph-properties fo:text-align="end" style:justify-single-word="false" style:writing-mode="rl-tb"/>
      <style:text-properties officeooo:paragraph-rsid="0707322e"/>
    </style:style>
    <style:style style:name="P100"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734a5a3" officeooo:paragraph-rsid="0734a5a3" style:font-name-complex="David CLM"/>
    </style:style>
    <style:style style:name="P101" style:family="paragraph" style:parent-style-name="Text_20_body" style:list-style-name="L2">
      <style:text-properties officeooo:paragraph-rsid="073ab338"/>
    </style:style>
    <style:style style:name="P102" style:family="paragraph" style:parent-style-name="Text_20_body" style:list-style-name="L14">
      <style:text-properties officeooo:rsid="06b26c4a" officeooo:paragraph-rsid="06b26c4a"/>
    </style:style>
    <style:style style:name="P103" style:family="paragraph" style:parent-style-name="Text_20_body" style:list-style-name="L14">
      <style:text-properties officeooo:rsid="06b0b59c" officeooo:paragraph-rsid="06b24418"/>
    </style:style>
    <style:style style:name="P104" style:family="paragraph" style:parent-style-name="Text_20_body" style:list-style-name="L14">
      <style:text-properties officeooo:rsid="06b24418" officeooo:paragraph-rsid="06b24418"/>
    </style:style>
    <style:style style:name="P105" style:family="paragraph" style:parent-style-name="Text_20_body" style:list-style-name="L14">
      <style:text-properties officeooo:rsid="06b433b8" officeooo:paragraph-rsid="06b433b8"/>
    </style:style>
    <style:style style:name="P106" style:family="paragraph" style:parent-style-name="Text_20_body" style:list-style-name="L14">
      <style:text-properties officeooo:rsid="04398b9b" officeooo:paragraph-rsid="072bfef1"/>
    </style:style>
    <style:style style:name="P107" style:family="paragraph" style:parent-style-name="Text_20_body" style:list-style-name="L1">
      <style:paragraph-properties fo:margin-top="0in" fo:margin-bottom="0in" style:contextual-spacing="false" fo:line-height="100%" fo:text-align="end" style:justify-single-word="false" style:writing-mode="rl-tb"/>
      <style:text-properties officeooo:paragraph-rsid="07387d96"/>
    </style:style>
    <style:style style:name="P108" style:family="paragraph" style:parent-style-name="Text_20_body" style:list-style-name="L5">
      <style:paragraph-properties fo:margin-top="0in" fo:margin-bottom="0in" style:contextual-spacing="false" fo:line-height="100%" fo:text-align="end" style:justify-single-word="false" style:writing-mode="rl-tb"/>
      <style:text-properties officeooo:paragraph-rsid="06d40822"/>
    </style:style>
    <style:style style:name="P109" style:family="paragraph" style:parent-style-name="Text_20_body" style:list-style-name="L1">
      <style:paragraph-properties fo:margin-top="0in" fo:margin-bottom="0in" style:contextual-spacing="false" fo:line-height="100%" fo:text-align="end" style:justify-single-word="false" style:writing-mode="rl-tb"/>
      <style:text-properties style:text-position="9% 100%" style:font-name="Liberation Sans1" fo:font-size="12pt" officeooo:rsid="07387d96" officeooo:paragraph-rsid="07387d96" style:font-size-asian="12pt" style:font-name-complex="David CLM" style:font-size-complex="12pt"/>
    </style:style>
    <style:style style:name="P110" style:family="paragraph" style:parent-style-name="Text_20_body" style:list-style-name="L1">
      <style:paragraph-properties fo:margin-top="0in" fo:margin-bottom="0in" style:contextual-spacing="false" fo:line-height="100%" fo:text-align="end" style:justify-single-word="false" style:writing-mode="rl-tb"/>
      <style:text-properties officeooo:rsid="07387d96" officeooo:paragraph-rsid="07387d96"/>
    </style:style>
    <style:style style:name="P111" style:family="paragraph" style:parent-style-name="Text_20_body" style:list-style-name="L4">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112" style:family="paragraph" style:parent-style-name="Text_20_body" style:list-style-name="L5">
      <style:paragraph-properties fo:margin-top="0in" fo:margin-bottom="0in" style:contextual-spacing="false" fo:line-height="100%" fo:text-align="end" style:justify-single-word="false" style:writing-mode="rl-tb"/>
      <style:text-properties officeooo:rsid="06d40822" officeooo:paragraph-rsid="06d40822"/>
    </style:style>
    <style:style style:name="P113" style:family="paragraph" style:parent-style-name="Text_20_body" style:list-style-name="L6">
      <style:paragraph-properties fo:margin-top="0in" fo:margin-bottom="0in" style:contextual-spacing="false"/>
      <style:text-properties fo:color="#000000" loext:opacity="1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114" style:family="paragraph" style:parent-style-name="Text_20_body" style:list-style-name="L6">
      <style:paragraph-properties fo:margin-top="0in" fo:margin-bottom="0in" style:contextual-spacing="false"/>
      <style:text-properties fo:font-size="12pt" officeooo:rsid="06e3d352" officeooo:paragraph-rsid="06e49912" style:font-size-asian="12pt" style:font-size-complex="12pt"/>
    </style:style>
    <style:style style:name="P115" style:family="paragraph" style:parent-style-name="Text_20_body" style:list-style-name="L6">
      <style:paragraph-properties fo:margin-top="0in" fo:margin-bottom="0in" style:contextual-spacing="false"/>
      <style:text-properties fo:font-size="12pt" officeooo:rsid="06e3d352" officeooo:paragraph-rsid="06e3d352" style:font-size-asian="12pt" style:font-size-complex="12pt"/>
    </style:style>
    <style:style style:name="P116" style:family="paragraph" style:parent-style-name="Text_20_body" style:list-style-name="L6">
      <style:paragraph-properties fo:margin-top="0in" fo:margin-bottom="0in" style:contextual-spacing="false"/>
      <style:text-properties fo:font-size="12pt" officeooo:rsid="06e49912" officeooo:paragraph-rsid="06e49912" style:font-size-asian="12pt" style:font-size-complex="12pt"/>
    </style:style>
    <style:style style:name="P117"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bfc456" officeooo:paragraph-rsid="06bfc456" style:font-name-complex="David CLM"/>
    </style:style>
    <style:style style:name="P118"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c1ed43" officeooo:paragraph-rsid="06c1ed43" style:font-name-complex="David CLM"/>
    </style:style>
    <style:style style:name="P119"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20"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d59d3" style:font-size-asian="12pt" style:font-name-complex="David CLM" style:font-size-complex="12pt"/>
    </style:style>
    <style:style style:name="T6" style:family="text">
      <style:text-properties style:text-position="9% 100%" style:font-name="Liberation Sans1" fo:font-size="12pt" officeooo:rsid="06b589af" style:font-size-asian="12pt" style:font-name-complex="David CLM" style:font-size-complex="12pt"/>
    </style:style>
    <style:style style:name="T7" style:family="text">
      <style:text-properties style:text-position="9% 100%" style:font-name="Liberation Sans1" fo:font-size="12pt" officeooo:rsid="06b59f08" style:font-size-asian="12pt" style:font-name-complex="David CLM" style:font-size-complex="12pt"/>
    </style:style>
    <style:style style:name="T8" style:family="text">
      <style:text-properties style:text-position="9% 100%" style:font-name="Liberation Sans1" fo:font-size="12pt" officeooo:rsid="06b76c8a" style:font-size-asian="12pt" style:font-name-complex="David CLM" style:font-size-complex="12pt"/>
    </style:style>
    <style:style style:name="T9" style:family="text">
      <style:text-properties style:text-position="9% 100%" style:font-name="Liberation Sans1" fo:font-size="12pt" officeooo:rsid="07387d96" style:font-size-asian="12pt" style:font-name-complex="David CLM" style:font-size-complex="12pt"/>
    </style:style>
    <style:style style:name="T10" style:family="text">
      <style:text-properties style:text-position="9% 100%" style:font-name="Liberation Sans1" fo:font-size="12pt" officeooo:rsid="074adc55" style:font-size-asian="12pt" style:font-name-complex="David CLM" style:font-size-complex="12pt"/>
    </style:style>
    <style:style style:name="T11" style:family="text">
      <style:text-properties style:text-position="9% 100%" style:font-name="Liberation Sans1" fo:font-size="12pt" officeooo:rsid="06a8ea16" style:font-size-asian="12pt" style:font-name-complex="David CLM" style:font-size-complex="12pt"/>
    </style:style>
    <style:style style:name="T12" style:family="text">
      <style:text-properties style:text-position="9% 100%" style:font-name="Liberation Sans1" fo:font-size="12pt" officeooo:rsid="074adc55" style:font-size-asian="12pt" style:font-name-complex="David CLM" style:font-size-complex="12pt" style:font-weight-complex="normal"/>
    </style:style>
    <style:style style:name="T13" style:family="text">
      <style:text-properties style:text-position="9% 100%" style:font-name="Liberation Sans1" fo:font-size="12pt" fo:font-weight="bold" officeooo:rsid="07387d96" style:font-size-asian="12pt" style:font-weight-asian="bold" style:font-name-complex="David CLM" style:font-size-complex="12pt" style:font-weight-complex="bold"/>
    </style:style>
    <style:style style:name="T14" style:family="text">
      <style:text-properties style:text-position="9% 100%" style:font-name="Liberation Sans1" fo:font-size="12pt" fo:font-style="italic" style:font-size-asian="12pt" style:font-style-asian="italic" style:font-name-complex="David CLM" style:font-size-complex="12pt" style:font-style-complex="italic"/>
    </style:style>
    <style:style style:name="T15" style:family="text">
      <style:text-properties style:font-name="David CLM" style:font-name-complex="David CLM"/>
    </style:style>
    <style:style style:name="T16" style:family="text">
      <style:text-properties style:font-name="David CLM" officeooo:rsid="06a885f0" style:font-name-complex="David CLM"/>
    </style:style>
    <style:style style:name="T17" style:family="text">
      <style:text-properties style:font-name="David CLM" officeooo:rsid="06af127d" style:font-name-complex="David CLM"/>
    </style:style>
    <style:style style:name="T18" style:family="text">
      <style:text-properties style:font-name="David CLM" officeooo:rsid="06ba8bd6" style:font-name-complex="David CLM"/>
    </style:style>
    <style:style style:name="T19" style:family="text">
      <style:text-properties style:font-name="David CLM" officeooo:rsid="06bab42b" style:font-name-complex="David CLM"/>
    </style:style>
    <style:style style:name="T20" style:family="text">
      <style:text-properties style:font-name="David CLM" officeooo:rsid="06bab99a" style:font-name-complex="David CLM"/>
    </style:style>
    <style:style style:name="T21" style:family="text">
      <style:text-properties style:font-name="David CLM" officeooo:rsid="06d40822" style:font-name-complex="David CLM"/>
    </style:style>
    <style:style style:name="T22" style:family="text">
      <style:text-properties style:font-name="David CLM" officeooo:rsid="06d933f1" style:font-name-complex="David CLM"/>
    </style:style>
    <style:style style:name="T23" style:family="text">
      <style:text-properties style:font-name="David CLM" officeooo:rsid="06c41734" style:font-name-complex="David CLM"/>
    </style:style>
    <style:style style:name="T24" style:family="text">
      <style:text-properties style:font-name="David CLM" officeooo:rsid="074c7d7f" style:font-name-complex="David CLM"/>
    </style:style>
    <style:style style:name="T25" style:family="text">
      <style:text-properties style:font-name="David CLM" officeooo:rsid="074bfddd" style:font-name-complex="David CLM"/>
    </style:style>
    <style:style style:name="T26" style:family="text">
      <style:text-properties style:font-name="David CLM" officeooo:rsid="06c53028" style:font-name-complex="David CLM"/>
    </style:style>
    <style:style style:name="T27" style:family="text">
      <style:text-properties style:font-name="David CLM" officeooo:rsid="075d662f" style:font-name-complex="David CLM"/>
    </style:style>
    <style:style style:name="T28" style:family="text">
      <style:text-properties style:font-name="David CLM" fo:font-style="italic" style:font-style-asian="italic" style:font-name-complex="David CLM" style:font-style-complex="italic"/>
    </style:style>
    <style:style style:name="T29" style:family="text">
      <style:text-properties style:font-name="David CLM" fo:font-style="italic" officeooo:rsid="06d40822" style:font-style-asian="italic" style:font-name-complex="David CLM" style:font-style-complex="italic"/>
    </style:style>
    <style:style style:name="T30" style:family="text">
      <style:text-properties style:font-name="David CLM" fo:font-style="italic" officeooo:rsid="06c41734" style:font-style-asian="italic" style:font-name-complex="David CLM" style:font-style-complex="italic"/>
    </style:style>
    <style:style style:name="T31" style:family="text">
      <style:text-properties style:font-name="David CLM" officeooo:rsid="074c7d7f" style:font-size-asian="10.5pt" style:font-name-complex="David CLM" style:font-weight-complex="normal"/>
    </style:style>
    <style:style style:name="T32" style:family="text">
      <style:text-properties officeooo:rsid="06b433b8"/>
    </style:style>
    <style:style style:name="T33" style:family="text">
      <style:text-properties officeooo:rsid="06bfc456"/>
    </style:style>
    <style:style style:name="T34" style:family="text">
      <style:text-properties officeooo:rsid="06c10f36"/>
    </style:style>
    <style:style style:name="T35" style:family="text">
      <style:text-properties officeooo:rsid="06c32b5e"/>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6c53a8e" style:font-style-asian="italic" style:font-style-complex="italic"/>
    </style:style>
    <style:style style:name="T39" style:family="text">
      <style:text-properties fo:font-style="italic" officeooo:rsid="07139842" style:font-style-asian="italic" style:font-style-complex="italic"/>
    </style:style>
    <style:style style:name="T40" style:family="text">
      <style:text-properties fo:font-style="italic" officeooo:rsid="073ab338" style:font-style-asian="italic" style:font-style-complex="italic"/>
    </style:style>
    <style:style style:name="T41" style:family="text">
      <style:text-properties fo:font-style="italic" officeooo:rsid="07421cc8" style:font-style-asian="italic"/>
    </style:style>
    <style:style style:name="T42" style:family="text">
      <style:text-properties fo:font-weight="bold" style:font-weight-asian="bold" style:font-weight-complex="bold"/>
    </style:style>
    <style:style style:name="T43" style:family="text">
      <style:text-properties fo:font-weight="bold" officeooo:rsid="06c724f4" style:font-weight-asian="bold" style:font-weight-complex="bold"/>
    </style:style>
    <style:style style:name="T44" style:family="text">
      <style:text-properties fo:font-weight="bold" officeooo:rsid="06d4da9f" style:font-weight-asian="bold" style:font-weight-complex="bold"/>
    </style:style>
    <style:style style:name="T45" style:family="text">
      <style:text-properties fo:font-weight="bold" officeooo:rsid="06c719fa" style:font-weight-asian="bold" style:font-weight-complex="bold"/>
    </style:style>
    <style:style style:name="T46" style:family="text">
      <style:text-properties officeooo:rsid="06c53a8e"/>
    </style:style>
    <style:style style:name="T47" style:family="text">
      <style:text-properties fo:color="#000000" loext:opacity="1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8" style:family="text">
      <style:text-properties fo:color="#000000" loext:opacity="1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49" style:family="text">
      <style:text-properties fo:color="#000000" loext:opacity="1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50" style:family="text">
      <style:text-properties fo:color="#000000" loext:opacity="1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51" style:family="text">
      <style:text-properties fo:color="#000000" loext:opacity="1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52" style:family="text">
      <style:text-properties fo:color="#000000" loext:opacity="1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53" style:family="text">
      <style:text-properties fo:color="#000000" loext:opacity="1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54" style:family="text">
      <style:text-properties fo:color="#000000" loext:opacity="1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55" style:family="text">
      <style:text-properties fo:color="#000000" loext:opacity="1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56" style:family="text">
      <style:text-properties fo:color="#000000" loext:opacity="1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57" style:family="text">
      <style:text-properties fo:color="#000000" loext:opacity="1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58" style:family="text">
      <style:text-properties fo:color="#000000" loext:opacity="1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59" style:family="text">
      <style:text-properties fo:color="#000000" loext:opacity="1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60" style:family="text">
      <style:text-properties fo:color="#000000" loext:opacity="1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61" style:family="text">
      <style:text-properties fo:color="#000000" loext:opacity="1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62" style:family="text">
      <style:text-properties fo:color="#000000" loext:opacity="1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63" style:family="text">
      <style:text-properties fo:color="#000000" loext:opacity="1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64" style:family="text">
      <style:text-properties fo:color="#000000" loext:opacity="1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65" style:family="text">
      <style:text-properties fo:color="#000000" loext:opacity="1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66" style:family="text">
      <style:text-properties fo:color="#000000" loext:opacity="1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67" style:family="text">
      <style:text-properties fo:color="#000000" loext:opacity="1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68" style:family="text">
      <style:text-properties fo:color="#000000" loext:opacity="1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69" style:family="text">
      <style:text-properties fo:color="#000000" loext:opacity="1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70" style:family="text">
      <style:text-properties fo:color="#000000" loext:opacity="1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71" style:family="text">
      <style:text-properties fo:color="#000000" loext:opacity="1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72" style:family="text">
      <style:text-properties fo:color="#000000" loext:opacity="1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73"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4" style:family="text">
      <style:text-properties fo:color="#000000" loext:opacity="1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75" style:family="text">
      <style:text-properties fo:color="#000000" loext:opacity="1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6" style:family="text">
      <style:text-properties fo:color="#000000" loext:opacity="1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77" style:family="text">
      <style:text-properties fo:color="#000000" loext:opacity="100%" style:font-name="David CLM" fo:font-size="12pt" fo:font-style="normal" fo:font-weight="normal" officeooo:rsid="074d0834" style:font-name-asian="Noto Sans CJK SC Regular" style:font-size-asian="12pt" style:font-style-asian="normal" style:font-weight-asian="normal" style:font-name-complex="David CLM" style:font-size-complex="16pt" style:font-style-complex="normal" style:font-weight-complex="normal"/>
    </style:style>
    <style:style style:name="T78" style:family="text">
      <style:text-properties officeooo:rsid="06c724f4"/>
    </style:style>
    <style:style style:name="T79" style:family="text">
      <style:text-properties officeooo:rsid="06c84355"/>
    </style:style>
    <style:style style:name="T80" style:family="text">
      <style:text-properties fo:font-size="12pt" style:font-size-asian="12pt" style:font-size-complex="12pt"/>
    </style:style>
    <style:style style:name="T81" style:family="text">
      <style:text-properties fo:font-size="12pt" fo:font-weight="bold" style:font-size-asian="12pt" style:font-weight-asian="bold" style:font-size-complex="12pt" style:font-weight-complex="bold"/>
    </style:style>
    <style:style style:name="T82" style:family="text">
      <style:text-properties officeooo:rsid="06cb42a2"/>
    </style:style>
    <style:style style:name="T83" style:family="text">
      <style:text-properties officeooo:rsid="06d4da9f"/>
    </style:style>
    <style:style style:name="T84" style:family="text">
      <style:text-properties officeooo:rsid="06eb6d06"/>
    </style:style>
    <style:style style:name="T85"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6"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87"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9"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0"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9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2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28"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29"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30"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31"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32"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3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34"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35"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36"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37"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38"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39"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40"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41"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42"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43"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44"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45"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46"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47"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48"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49"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50"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51"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52"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53"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54"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55"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56"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57" style:family="text">
      <style:text-properties officeooo:rsid="06ecc75e"/>
    </style:style>
    <style:style style:name="T1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size-asian="12pt" style:font-style-asian="normal" style:font-weight-asian="normal" style:font-name-complex="David CLM" style:font-size-complex="12pt" style:text-emphasize="none"/>
    </style:style>
    <style:style style:name="T1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2684" style:letter-kerning="true" style:font-size-asian="12pt" style:font-style-asian="normal" style:font-weight-asian="normal" style:font-name-complex="David CLM" style:font-size-complex="12pt" style:text-emphasize="none"/>
    </style:style>
    <style:style style:name="T1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575e" style:letter-kerning="true" style:font-size-asian="12pt" style:font-style-asian="normal" style:font-weight-asian="normal" style:font-name-complex="David CLM" style:font-size-complex="12pt" style:text-emphasize="none"/>
    </style:style>
    <style:style style:name="T1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5464" style:letter-kerning="true" style:font-size-asian="12pt" style:font-style-asian="normal" style:font-weight-asian="normal" style:font-name-complex="David CLM" style:font-size-complex="12pt" style:text-emphasize="none"/>
    </style:style>
    <style:style style:name="T16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2357" style:letter-kerning="true" style:font-size-asian="12pt" style:font-style-asian="normal" style:font-weight-asian="normal" style:font-name-complex="David CLM" style:font-size-complex="12pt" style:text-emphasize="none"/>
    </style:style>
    <style:style style:name="T17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9d56" style:letter-kerning="true" style:font-size-asian="12pt" style:font-style-asian="normal" style:font-weight-asian="normal" style:font-name-complex="David CLM" style:font-size-complex="12pt" style:text-emphasize="none"/>
    </style:style>
    <style:style style:name="T17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a1ced" style:letter-kerning="true" style:font-size-asian="12pt" style:font-style-asian="normal" style:font-weight-asian="normal" style:font-name-complex="David CLM" style:font-size-complex="12pt" style:text-emphasize="none"/>
    </style:style>
    <style:style style:name="T17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010d" style:letter-kerning="true" style:font-size-asian="12pt" style:font-style-asian="normal" style:font-weight-asian="normal" style:font-name-complex="David CLM" style:font-size-complex="12pt" style:text-emphasize="none"/>
    </style:style>
    <style:style style:name="T17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3e19" style:letter-kerning="true" style:font-size-asian="12pt" style:font-style-asian="normal" style:font-weight-asian="normal" style:font-name-complex="David CLM" style:font-size-complex="12pt" style:text-emphasize="none"/>
    </style:style>
    <style:style style:name="T17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7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7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7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8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8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8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name-asian="DejaVu Sans" style:font-size-asian="12pt" style:font-style-asian="normal" style:font-weight-asian="normal" style:font-name-complex="David CLM" style:font-size-complex="12pt" style:text-emphasize="none"/>
    </style:style>
    <style:style style:name="T18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1aeb" style:letter-kerning="true" style:font-name-asian="DejaVu Sans" style:font-size-asian="12pt" style:font-style-asian="normal" style:font-weight-asian="normal" style:font-name-complex="David CLM" style:font-size-complex="12pt" style:text-emphasize="none"/>
    </style:style>
    <style:style style:name="T18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a8cbe" style:letter-kerning="true" style:font-name-asian="DejaVu Sans" style:font-size-asian="12pt" style:font-style-asian="normal" style:font-weight-asian="normal" style:font-name-complex="David CLM" style:font-size-complex="12pt" style:text-emphasize="none"/>
    </style:style>
    <style:style style:name="T185"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186"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7"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6ee2684" style:letter-kerning="true" style:font-size-asian="12pt" style:font-style-asian="normal" style:font-weight-asian="bold" style:font-name-complex="David CLM" style:font-size-complex="12pt" style:font-weight-complex="bold" style:text-emphasize="none"/>
    </style:style>
    <style:style style:name="T18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8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9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9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9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19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fe5464" style:letter-kerning="true" style:font-size-asian="12pt" style:font-style-asian="italic" style:font-weight-asian="normal" style:font-name-complex="David CLM" style:font-size-complex="12pt" style:text-emphasize="none"/>
    </style:style>
    <style:style style:name="T19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2d21d" style:letter-kerning="true" style:font-size-asian="12pt" style:font-style-asian="italic" style:font-weight-asian="normal" style:font-name-complex="David CLM" style:font-size-complex="12pt" style:text-emphasize="none"/>
    </style:style>
    <style:style style:name="T19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9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9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19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19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20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20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20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text-emphasize="none"/>
    </style:style>
    <style:style style:name="T20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font-style-complex="italic" style:text-emphasize="none"/>
    </style:style>
    <style:style style:name="T20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205"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05bc3" style:letter-kerning="true" style:font-size-asian="12pt" style:font-style-asian="normal" style:font-weight-asian="normal" style:font-name-complex="David CLM" style:font-size-complex="12pt" style:font-weight-complex="normal" style:text-emphasize="none"/>
    </style:style>
    <style:style style:name="T20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05bc3" style:letter-kerning="true" style:font-name-asian="DejaVu Sans" style:font-size-asian="12pt" style:font-style-asian="normal" style:font-weight-asian="normal" style:font-name-complex="David CLM" style:font-size-complex="12pt" style:font-weight-complex="normal" style:text-emphasize="none"/>
    </style:style>
    <style:style style:name="T207"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08"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209" style:family="text">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210"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11"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212" style:family="text">
      <style:text-properties officeooo:rsid="06ee2684"/>
    </style:style>
    <style:style style:name="T213" style:family="text">
      <style:text-properties officeooo:rsid="07139842"/>
    </style:style>
    <style:style style:name="T214" style:family="text">
      <style:text-properties officeooo:rsid="071931ec"/>
    </style:style>
    <style:style style:name="T215" style:family="text">
      <style:text-properties officeooo:rsid="043ba312"/>
    </style:style>
    <style:style style:name="T216" style:family="text">
      <style:text-properties officeooo:rsid="043b4f7b"/>
    </style:style>
    <style:style style:name="T217" style:family="text">
      <style:text-properties officeooo:rsid="07377cab"/>
    </style:style>
    <style:style style:name="T218" style:family="text">
      <style:text-properties officeooo:rsid="07389231"/>
    </style:style>
    <style:style style:name="T219" style:family="text">
      <style:text-properties officeooo:rsid="0739c461"/>
    </style:style>
    <style:style style:name="T220" style:family="text">
      <style:text-properties officeooo:rsid="073ab338"/>
    </style:style>
    <style:style style:name="T221" style:family="text">
      <style:text-properties officeooo:rsid="0745b448"/>
    </style:style>
    <style:style style:name="T222" style:family="text">
      <style:text-properties officeooo:rsid="06c53028"/>
    </style:style>
    <style:style style:name="T223" style:family="text">
      <style:text-properties style:font-name="Monospace" fo:font-weight="bold" officeooo:rsid="0747ef8f" style:font-size-asian="10.5pt" style:font-weight-asian="bold" style:font-name-complex="David CLM1" style:font-weight-complex="bold"/>
    </style:style>
    <style:style style:name="T224" style:family="text">
      <style:text-properties style:font-name="Monospace" fo:font-weight="bold" officeooo:rsid="074ea29c" style:font-size-asian="10.5pt" style:font-weight-asian="bold" style:font-name-complex="David CLM1" style:font-weight-complex="bold"/>
    </style:style>
    <style:style style:name="T225" style:family="text">
      <style:text-properties style:font-name="Monospace" officeooo:rsid="075026be" style:font-size-asian="10.5pt" style:font-name-complex="David CLM1" style:font-weight-complex="normal"/>
    </style:style>
    <style:style style:name="T226" style:family="text">
      <style:text-properties style:font-name="Monospace" fo:language="en" fo:country="US" officeooo:rsid="0748f9a2" style:font-size-asian="10.5pt" style:font-name-complex="David CLM1" style:font-weight-complex="normal"/>
    </style:style>
    <style:style style:name="T227" style:family="text">
      <style:text-properties style:font-name="Monospace" fo:language="en" fo:country="US" officeooo:rsid="0756f527" style:font-size-asian="10.5pt" style:font-name-complex="David CLM1" style:font-weight-complex="normal"/>
    </style:style>
    <style:style style:name="T228" style:family="text">
      <style:text-properties style:font-name="Monospace" fo:language="en" fo:country="US" fo:font-weight="bold" officeooo:rsid="0756f527" style:font-size-asian="10.5pt" style:font-weight-asian="bold" style:font-name-complex="David CLM1" style:font-weight-complex="bold"/>
    </style:style>
    <style:style style:name="T229" style:family="text">
      <style:text-properties officeooo:rsid="074ab53e"/>
    </style:style>
    <style:style style:name="T230" style:family="text">
      <style:text-properties officeooo:rsid="06c719fa"/>
    </style:style>
    <style:style style:name="T231" style:family="text">
      <style:text-properties officeooo:rsid="07605bc3"/>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span text:style-name="T217">אלגוריתמים</text:span> <text:span text:style-name="T221">מגלי</text:span>-אמת (truthful <text:span text:style-name="T217">algorithms</text:span>)</text:h>
      <text:p text:style-name="P24"><text:span text:style-name="T2">ב</text:span><text:span text:style-name="T1">אלגוריתמים שלמדתם עד עכשיו, הקלט תמיד היה ידוע. אבל במציאות זה לא תמיד כך. כמה דוגמאות:</text:span></text:p>
      <text:list xml:id="list4133851747" text:style-name="L1">
        <text:list-item>
          <text:p text:style-name="P107"><text:span text:style-name="T9">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3">מידע משותף</text:span><text:span text:style-name="T9">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3">מידע פרטי </text:span><text:span text:style-name="T9">(private information) של בעל הקשת. במקרה זה, לבעל-הקשת עלול להיות אינטרס להגיד עלות גבוהה או נמוכה יותר מהעלות המגלה-אמתת, כדי לגרום לכך שהמסלול הזול ביותר יעבור/לא יעבור דרכו.</text:span></text:p>
        </text:list-item>
        <text:list-item>
          <text:p text:style-name="P109">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110"><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4">בעיית התרמיל </text:span><text:span text:style-name="T1">(knapsack). אבל מה אם הערכים לא ידועים?</text:span></text:p>
        </text:list-item>
      </text:list>
      <text:p text:style-name="P38"/>
      <text:p text:style-name="P37"><text:span text:style-name="T1">בשיעורים הקרובים נלמד על אלגוריתמים, שלא רק פותרים בעיה נתונה, אלא גם </text:span><text:span text:style-name="T14">מעודדים את המשתתפים להגיד את הערך האמיתי שלהם</text:span><text:span text:style-name="T1">.</text:span></text:p>
      <text:p text:style-name="P38"/>
      <text:p text:style-name="P17"><text:span text:style-name="T44">הגדרה</text:span><text:span text:style-name="T83">: אלגוריתם </text:span>נקרא <text:span text:style-name="T223">מגלה-אמת</text:span> (<text:span text:style-name="T226">truth-revealing</text:span><text:span text:style-name="T227">)</text:span><text:span text:style-name="T226"> או </text:span><text:span text:style-name="T228">אמיתי </text:span><text:span text:style-name="T227">(</text:span><text:span text:style-name="T226">truthful</text:span>) אם <text:span text:style-name="T218">ל</text:span>כל <text:span text:style-name="T218">משתתף באלגוריתם כדאי תמיד להגיד את הערכים המגלה-אמתים שלו, בלי קשר לשאלה מה עושים האחרים.</text:span></text:p>
      <text:list xml:id="list146291705" text:style-name="L2">
        <text:list-item>
          <text:p text:style-name="P101"><text:span text:style-name="T40">הערה</text:span><text:span text:style-name="T220">: בספרות הכלכלית, אלגוריתם מגלה-אמת נקרא גם </text:span><text:span text:style-name="T40">מנגנון מגלה-אמת </text:span><text:span text:style-name="T220">(truthful mechanism), </text:span><text:span text:style-name="T40">חסין אסטרטגיה </text:span><text:span text:style-name="T220">(strategyproof), </text:span><text:span text:style-name="T40">תואם-תמריצים </text:span><text:span text:style-name="T220">(incentive-compatible), </text:span><text:span text:style-name="T40">לא-ניתן-למניפולציה </text:span><text:span text:style-name="T220">(non-manipulable), ועוד.</text:span></text:p>
        </text:list-item>
      </text:list>
      <text:p text:style-name="P16">האם, לכל הבעיות האלגוריתמיות שתיארנו למעלה, קיים אלגוריתם מגלה-אמת?</text:p>
      <text:p text:style-name="P16">לפני שנתייחס לבעיות הללו, נחזור לבעיה הרבה יותר פשוטה – <text:span text:style-name="T37">בעיית מציאת מקסימום</text:span>. נתון חפץ, ואני רוצה לתת אותו לאדם שהערך שלו עבורו הוא הגבוה ביותר. אם הערכים הם מידע ציבורי – מריצים אלגוריתם לחישוב מקסימום <text:span text:style-name="T229">שלמדתם ב</text:span>קורס מבוא לחישוב. מה עושים אם הערכים הם מידע פרטי? </text:p>
      <text:p text:style-name="P16">- מתברר שזו בעיה שחשבו עליה כבר לפני שנים רבות, וכדי לפתור אותה, המציאו את ה<text:span text:style-name="T37">מכרזים</text:span>.</text:p>
      <text:p text:style-name="Heading_20_2">מכרזים</text:p>
      <text:p text:style-name="P25"><text:span text:style-name="T2">מ</text:span><text:span text:style-name="T11">כרזים היו קיימים </text:span><text:span text:style-name="T3">עוד מימי האימפריה הבבלית. </text:span><text:span text:style-name="T4">המכרזים המתועדים הראשונים היו מכרזים </text:span><text:span text:style-name="T12">שבהם </text:span><text:span text:style-name="T3">בבלי</text:span><text:span text:style-name="T10">י</text:span><text:span text:style-name="T3">ם נהגו למכור את בנותיהם במכרז לחתן המרבה במחיר.</text:span><text:span text:style-name="T5"> <text:s/>בתקופת האימפריה הרומית נהגו למכור שלל-מלחמה</text:span><text:span text:style-name="T6"> במכירה פומבית.</text:span><text:span text:style-name="T5"> פעם אחת</text:span><text:span text:style-name="T6">, </text:span><text:span text:style-name="T5">האימפריה הרומית כולה הועמדה למכירה פומבית. </text:span><text:span text:style-name="T6">זה קרה </text:span><text:soft-page-break/><text:span text:style-name="T6">בשנת 193 </text:span><text:span text:style-name="T7">לספה"נ</text:span><text:span text:style-name="T6">, אחרי ש</text:span><text:span text:style-name="T5">הקיסר נרצח</text:span><text:span text:style-name="T6">. <text:s/></text:span><text:span text:style-name="T8">המשמר הפריטוריאני (שומרי הראש של הקיסר) </text:span><text:span text:style-name="T5">הכריזו שהם יתנו את הכתר למרבה במחיר. הזוכה החזיק בכתר כ-9 שבועות עד שנרצח גם הוא...</text:span></text:p>
      <text:p text:style-name="P21">בימי הביניים מכרזים היו קצת פחות נפוצים. הם חזרו לאופנה בסביבות המאה ה-17, אז התחילו באנגליה למכור יצירות-אומנות במכרזים פומביים. </text:p>
      <text:p text:style-name="P20"><text:span text:style-name="T17">ה</text:span><text:span text:style-name="T15">יום, החשיבות של מכרזים עולה במהירות. </text:span><text:span text:style-name="T18">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9">חברות המפעילות מנועי-חיפוש מוכרות מקומות על הדף למפרסמים. בכל רגע מתבצעים מיליוני מכרזים כאלו בו-זמנית באופן אוטומטי בכל רחבי העולם. </text:span><text:span text:style-name="T20"><text:s text:c="2"/></text:span></text:p>
      <text:p text:style-name="Heading_20_2"><text:span text:style-name="T20">ס</text:span><text:span text:style-name="T15">וגי מכרזים</text:span></text:p>
      <text:p text:style-name="P22">ישנם כמה סוגים נפוצים של מכרזים:</text:p>
      <text:list xml:id="list3856621688" text:style-name="L3">
        <text:list-item>
          <text:p text:style-name="P117">מכרז אנגלי - מתחילים במחיר נמוך. כל אחד מהמשתתפים יכול להעלות את המחיר<text:span text:style-name="T34">. מי שהמחיר שלו נשאר אחרון - זוכה.</text:span></text:p>
        </text:list-item>
        <text:list-item>
          <text:p text:style-name="P118">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18">מכרז הולנדי - מתחילים במחיר גבוה. הכרוז מוריד את המחיר בצעדים קבועים. הראשון שמרים את היד - זוכה.</text:p>
        </text:list-item>
        <text:list-item>
          <text:p text:style-name="P118">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41">מה ההבדל<text:span text:style-name="T35">ים</text:span> בין כל <text:span text:style-name="T35">סוגי </text:span>המכרזים האלה? באיזה מכרז עדיף להשתמש ומדוע?</text:p>
      <text:p text:style-name="P42">כדי לענות לשאלה אנחנו צריכים <text:span text:style-name="T37">מודל </text:span>המתאר את פעולות השחקנים. </text:p>
      <text:p text:style-name="P23">אנחנו מניחים שיש חפץ אחד, וכל שחקן j <text:s/>מייחס לו <text:span text:style-name="T37">ערך</text:span> אחר - v[j]. מדוע הערכים שונים? כמה סיבות:</text:p>
      <text:list xml:id="list3897674139" text:style-name="L4">
        <text:list-item>
          <text:p text:style-name="P111">טעם אישי (למשל באומנות)</text:p>
        </text:list-item>
        <text:list-item>
          <text:p text:style-name="P111">כישרון בניה (למשל בקרקעות)</text:p>
        </text:list-item>
        <text:list-item>
          <text:p text:style-name="P111">יכולת הפקת רווח (למשל בתדרים)</text:p>
        </text:list-item>
        <text:list-item>
          <text:p text:style-name="P111">הערכת סיכויי רווח (למשל בשדה גז או נפט)</text:p>
        </text:list-item>
        <text:list-item>
          <text:p text:style-name="P111">תרומה למכירות (למשל במכרז פרסום).‬</text:p>
        </text:list-item>
      </text:list>
      <text:p text:style-name="P39"><text:span text:style-name="T23">אם שחקן זוכה בחפץ ומשלם מחיר p, אז ה</text:span><text:span text:style-name="T30">תועלת </text:span><text:span text:style-name="T23">שלו היא ההפרש v[j]-p </text:span><text:span text:style-name="T24">(</text:span><text:span text:style-name="T31">כלומר: </text:span><text:span text:style-name="T25">השחקנים הם קוואזי-ליניאריים</text:span><text:span text:style-name="T24">). <text:s/></text:span></text:p>
      <text:p text:style-name="P36"/>
      <text:p text:style-name="P35">שימו לב - אנחנו מבחינים בין ערך לבין תועלת: </text:p>
      <text:list xml:id="list2069862737" text:style-name="L5">
        <text:list-item>
          <text:p text:style-name="P108"><text:span text:style-name="T29">ערך</text:span><text:span text:style-name="T21"> = ברוטו = כמה החפץ שווה עבורי.</text:span></text:p>
        </text:list-item>
        <text:list-item>
          <text:p text:style-name="P112"><text:span text:style-name="T28">תועלת </text:span><text:span text:style-name="T15">= נטו = כמה ערך נשאר לי אם קיבלתי את החפץ ושילמתי את המחיר.</text:span></text:p>
        </text:list-item>
      </text:list>
      <text:p text:style-name="P34"/>
      <text:p text:style-name="P27"><text:span text:style-name="T26">מכרז </text:span><text:span text:style-name="T77">מגלה-אמת</text:span></text:p>
      <text:p text:style-name="P18"><text:span text:style-name="T222">נתמקד במכרז מעטפות חתומות - מכרז שבו כל שחקן עושה רק פעולה אחת והיא לרשום מספר במעטפה. </text:span><text:span text:style-name="T219">לכל שחקן j יש ערך v[j]; <text:s/></text:span><text:span text:style-name="T222">מכרז </text:span><text:span text:style-name="T219">הוא </text:span><text:span text:style-name="T224">מגלה-אמת</text:span><text:span text:style-name="T222"> אם כל שחקן j משיג תועלת גדולה ביותר כאשר הוא רושם v[j]</text:span><text:span text:style-name="T46">, </text:span><text:span text:style-name="T38">לכל </text:span><text:span text:style-name="T46">צירוף פעולות של השחקנים האחרים.</text:span></text:p>
      <text:p text:style-name="P6"><text:soft-page-break/>למה זה טוב? - כי זה חוסך לשחקנים את הצורך "לרגל" אחרי שחקנים אחרים. כל שחקן צריך רק לדעת מה הערך שלו - הוא לא צריך לנסות לברר מה חושבים האחרים.</text:p>
      <text:p text:style-name="P19"><text:span text:style-name="T45">משפט</text:span><text:span text:style-name="T230">: מכרז מחיר ראשון אינו </text:span><text:span text:style-name="T225">מגלה-אמת</text:span><text:span text:style-name="T230">.</text:span></text:p>
      <text:p text:style-name="P4"><text:span text:style-name="T42">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79"> </text:span><text:span text:style-name="T73">***</text:span></text:p>
      <text:p text:style-name="P8">כיוון שמכרז מחיר ראשון אינו <text:span text:style-name="T225">מגלה-אמת</text:span>,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7">האם קיים מכרז מגלה-אמת? - כן, ברור: מכרז שבו אף אחד לא זוכה אף פעם הוא מגלה-אמת...</text:p>
      <text:p text:style-name="P7">אבל, האם קיים מכרז מגלה-אמת שהוא גם יעיל-פארטו?</text:p>
      <text:p text:style-name="P7">התשובה היא כן! <text:span text:style-name="T213">הוא נקרא </text:span><text:span text:style-name="T39">מכרז ויקרי</text:span><text:span text:style-name="T213"> - על-שם הממציא </text:span>(Vickrey), חתן פרס נובל<text:span text:style-name="T213"> בכלכלה. הוא נקרא גם</text:span> "מכרז מחיר שני"<text:span text:style-name="T82">: השחקן שהכריז את הערך הגבוה ביותר זוכה, והוא משלם את המחיר השני בגובהו.</text:span></text:p>
      <text:p text:style-name="P5"><text:span text:style-name="T81">משפט</text:span><text:span text:style-name="T80">: מכרז מחיר שני הוא מגלה-אמת.</text:span></text:p>
      <text:p text:style-name="P9"><text:span text:style-name="T43">הוכחה</text:span><text:span text:style-name="T78">: </text:span><text:span text:style-name="T47">נ</text:span><text:span text:style-name="T69">נ</text:span><text:span text:style-name="T47">יח שהערך שלי הוא v והערך המקסימלי של האחרים הוא x. התועלת הגבוהה ביותר שאני יכול לקוות להשיג במכרז </text:span><text:span text:style-name="T49">ויקרי </text:span><text:span text:style-name="T47">היא</text:span><text:span text:style-name="T49"> v-x (אם v&gt;x) או 0 (אם v&lt;x). </text:span><text:span text:style-name="T50">או בקיצור: </text:span><text:span text:style-name="T47">max(0, v-x).</text:span><text:span text:style-name="T48"> </text:span></text:p>
      <text:p text:style-name="P9"><text:span text:style-name="T47">כשאני מכריז v</text:span><text:span text:style-name="T50">,</text:span><text:span text:style-name="T47"> </text:span><text:span text:style-name="T50">התועלת שלי היא בדיוק max(0, v-x). התועלת שלי גדולה ביותר כשאני מכריז את הערך האמיתי - ולכן המכרז מגלה-אמת.</text:span><text:span text:style-name="T48"> </text:span><text:span text:style-name="T47"><text:s/>***</text:span></text:p>
      <text:p text:style-name="P11"><text:span text:style-name="T47">עכשיו נוכיח ש</text:span><text:span text:style-name="T51">מכרז מחיר שני הוא </text:span><text:span text:style-name="T47">יעיל-פארטו</text:span><text:span text:style-name="T51">.</text:span><text:span text:style-name="T47"> </text:span><text:span text:style-name="T52">שימו לב - יעילות פארטו כאן היא ביחס לקבוצת </text:span><text:span text:style-name="T53">כל המשתתפים - גם הקונים וגם מנהל-המכרז (אילו הקבוצה לא היתה כוללת את מנהל המכרז, היה</text:span><text:span text:style-name="T55"> </text:span><text:span text:style-name="T53"><text:s/>שיפור-פארטו מאד פשוט - לא לגבות כסף מהזוכה).</text:span></text:p>
      <text:p text:style-name="P12"><text:span text:style-name="T71">משפט</text:span><text:span text:style-name="T53">: </text:span><text:span text:style-name="T56">תוצאה של מכרז היא יעילה-פארטו אם-ורק-אם החפץ נמסר לקונה בעל הערך הגבוה ביותר.</text:span></text:p>
      <text:p text:style-name="P13"><text:span text:style-name="T70">הוכחה</text:span><text:span text:style-name="T47">: נוכיח על-דרך השלילה.</text:span></text:p>
      <text:p text:style-name="P14"><text:span text:style-name="T74">כיוון </text:span><text:span text:style-name="T75">אחד</text:span><text:span text:style-name="T47">: נניח </text:span><text:span text:style-name="T57">שתוצאה א </text:span><text:span text:style-name="T47">אי</text:span><text:span text:style-name="T57">נה</text:span><text:span text:style-name="T47"> יעיל</text:span><text:span text:style-name="T57">ה-</text:span><text:span text:style-name="T47">פארטו. אז </text:span><text:span text:style-name="T57">קיימת תוצאה ב שהיא שיפור-פארטו שלה. התשלום שמקבל מנהל המכרז בתוצאה ב חייב להיות </text:span><text:span text:style-name="T64">לפחות כמו ב</text:span><text:span text:style-name="T57">תוצאה א (</text:span><text:span text:style-name="T64">אחרת </text:span><text:span text:style-name="T57">מנהל המכרז מפסיד). </text:span><text:span text:style-name="T58">לכן סכום התשלומים שמשלמים הקונים בתוצאה ב </text:span><text:span text:style-name="T65">הוא לפחות כמו ב</text:span><text:span text:style-name="T58">תוצאה א. </text:span><text:span text:style-name="T59">כיוון שזה שיפור פארטו - סכום הערכים של הקונים בתוצאה ב</text:span><text:span text:style-name="T66"> חייב להיות</text:span><text:span text:style-name="T59"> </text:span><text:span text:style-name="T76">גדול יותר </text:span><text:span text:style-name="T59">מ</text:span><text:span text:style-name="T67">ב</text:span><text:span text:style-name="T59">תוצאה א</text:span><text:span text:style-name="T60">. </text:span><text:span text:style-name="T61">לכן, בתוצאה א סכום הערכים של הקונים אינו מקסימלי. לכן, בתוצאה א החפץ אינו נמסר לקונה עם הערך הגבוה ביותר.</text:span></text:p>
      <text:p text:style-name="P40"><text:span text:style-name="T75">כ</text:span><text:span text:style-name="T74">יוון שני</text:span><text:span text:style-name="T47">: </text:span><text:span text:style-name="T61">נניח שבתוצאה א, החפץ </text:span><text:span text:style-name="T62">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2765938147" text:style-name="L6">
        <text:list-item>
          <text:p text:style-name="P113">החפץ נמסר לקונה ב;</text:p>
        </text:list-item>
        <text:list-item>
          <text:p text:style-name="P114"><text:span text:style-name="T47">קונה א משלם p-</text:span><text:span text:style-name="T63">x;</text:span></text:p>
        </text:list-item>
        <text:list-item>
          <text:p text:style-name="P115"><text:soft-page-break/><text:span text:style-name="T47">קונה ב משלם q+</text:span><text:span text:style-name="T63">x</text:span><text:span text:style-name="T47">;</text:span></text:p>
        </text:list-item>
        <text:list-item>
          <text:p text:style-name="P116"><text:span text:style-name="T63">כ</text:span><text:span text:style-name="T47">ל שאר הקונים משלמים כמו בתוצאה א.</text:span></text:p>
        </text:list-item>
      </text:list>
      <text:p text:style-name="P15"><text:span text:style-name="T47">תוצאה ב היא שיפור פארטו של תוצאה א: </text:span><text:span text:style-name="T63">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0"><text:span text:style-name="T72">הערה</text:span><text:span text:style-name="T47">:</text:span><text:span text:style-name="T68"> אפשר באותו אופן להוכיח משפט כללי יותר:</text:span><text:span text:style-name="T47"> בכלכלה עם כסף, כשלכל השחקנים יש תועלות קוואזי-ליניאריות, תוצאה היא יעילה-פארטו אם-ורק-אם היא ממקסמת את סכום הערכים</text:span><text:span text:style-name="T54"> של הקונים</text:span><text:span text:style-name="T47">.</text:span></text:p>
      <text:p text:style-name="P26"><text:span text:style-name="T15">מכרז </text:span><text:span text:style-name="T22">פירסום</text:span></text:p>
      <text:p text:style-name="P81">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7">שיעור הקלקה</text:span> (click-through rate<text:span text:style-name="T212">, CTR</text:span>)<text:span text:style-name="T157">,</text:span> המתאר כמה אחוזים מבין האנשים הצופים בדף מקליקים על הפרסומת; ככל שהפרסומת גבוהה יותר, שיעור ההקלקה עליה גבוה יותר.<text:span text:style-name="T84"> איך אפשר להכליל את מכרז-מחיר-שני למצב זה?</text:span></text:p>
      <text:p text:style-name="P83">קודם-כל נגדיר במדוייק את ההנחות.</text:p>
      <text:p text:style-name="P82"><text:span text:style-name="T92">יש כמה משבצות-פירסום. </text:span><text:span text:style-name="T91">לכל משבצת </text:span><text:span text:style-name="T127">k </text:span><text:span text:style-name="T91">יש </text:span><text:span text:style-name="T92">שיעור</text:span><text:span text:style-name="T91">-הקלקה </text:span><text:span text:style-name="T127">r</text:span><text:span text:style-name="T137">k </text:span><text:span text:style-name="T138">. </text:span><text:span text:style-name="T140">נניח בה"כ שהמשבצות מסודרות כך ש:</text:span></text:p>
      <text:p text:style-name="P65"><text:span text:style-name="T127">r</text:span><text:span text:style-name="T137">1</text:span><text:span text:style-name="T127"> &gt; r</text:span><text:span text:style-name="T137">2</text:span><text:span text:style-name="T127"> &gt; … <text:s/></text:span></text:p>
      <text:p text:style-name="P52"><text:span text:style-name="T91">לכל מפרסם </text:span><text:span text:style-name="T127">j</text:span><text:span text:style-name="T91"> יש ערך-הקלקה </text:span><text:span text:style-name="T127">v</text:span><text:span text:style-name="T137">j</text:span><text:span text:style-name="T128">, המציין כמה המפרסם חושב שהוא ירויח, בממוצע, מהקלקה על המודעה שלו. איך מחשבים <text:s/>את ה-v</text:span><text:span text:style-name="T139">j</text:span><text:span text:style-name="T128">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34">תוחלת הערך </text:span><text:span text:style-name="T128">של הקלקה על המודעה. </text:span><text:span text:style-name="T91">מכאן: כל מפרסם </text:span><text:span text:style-name="T93">j </text:span><text:span text:style-name="T91">מעריך את משבצת </text:span><text:span text:style-name="T127">k <text:s/></text:span><text:span text:style-name="T91">כ:</text:span></text:p>
      <text:p text:style-name="P66"><text:span text:style-name="T127">v</text:span><text:span text:style-name="T137">j</text:span><text:span text:style-name="T127"> * r</text:span><text:span text:style-name="T137">k</text:span><text:span text:style-name="T127"> <text:s/></text:span></text:p>
      <text:p text:style-name="P62"><text:span text:style-name="T185">המטרה שלנו</text:span><text:span text:style-name="T158"> </text:span><text:span text:style-name="T165">היא </text:span><text:span text:style-name="T158">למצוא מכרז שהוא</text:span><text:span text:style-name="T166"> גם </text:span><text:span text:style-name="T186">יעיל פארטו</text:span><text:span text:style-name="T187"> </text:span><text:span text:style-name="T166">וגם </text:span><text:span text:style-name="T186">מגלה-אמת</text:span><text:span text:style-name="T166"> (- מעודד כל מפרסם לגלות את ה</text:span><text:span text:style-name="T167">- </text:span><text:span text:style-name="T192">v</text:span><text:span text:style-name="T208">j</text:span><text:span text:style-name="T166"> </text:span><text:span text:style-name="T182">האמיתי</text:span><text:span text:style-name="T166"> שלו).</text:span><text:span text:style-name="T167"> </text:span></text:p>
      <text:p text:style-name="P53"><text:span text:style-name="T94">נתחיל מהתכונה הראשונה</text:span><text:span text:style-name="T95">.</text:span><text:span text:style-name="T96"> עבור כל מפרסם j, נסמן ב k(j) את המודעה שהוא מקבל.</text:span></text:p>
      <text:p text:style-name="P57"/>
      <text:p text:style-name="P51"><text:span text:style-name="T141">מ</text:span><text:span text:style-name="T89">שפט</text:span><text:span text:style-name="T91">:</text:span><text:span text:style-name="T95"> </text:span><text:span text:style-name="T91">הקצאת מקומות למפרסמים היא יעילה-פארטו, אם-ורק-אם היא ממקסמת את סכום הערכים:</text:span></text:p>
      <text:p text:style-name="P67"><text:span text:style-name="T127">v</text:span><text:span text:style-name="T152">1</text:span><text:span text:style-name="T127"> * r</text:span><text:span text:style-name="T152">k(1) </text:span><text:span text:style-name="T127"><text:s/>+ v</text:span><text:span text:style-name="T152">2</text:span><text:span text:style-name="T127"> * r</text:span><text:span text:style-name="T152">k(2) <text:s/></text:span><text:span text:style-name="T127">+ v</text:span><text:span text:style-name="T152">3</text:span><text:span text:style-name="T127"> * r</text:span><text:span text:style-name="T152">k(3) <text:s text:c="2"/></text:span><text:span text:style-name="T127">+ …</text:span></text:p>
      <text:p text:style-name="P51"><text:span text:style-name="T89">הוכחה</text:span><text:span text:style-name="T91">:</text:span><text:span text:style-name="T97"> </text:span><text:span text:style-name="T91">אם ההקצאה </text:span><text:span text:style-name="T97">אינה </text:span><text:span text:style-name="T91">יעילה פארטו, אז קיים לה שיפור פארטו, ובו סכום הערכים גבוה יותר.</text:span><text:span text:style-name="T127"> אם ההקצאה לא ממקסמת את סכום הערכים, אז ניתן לעבור להקצאה שבה סכום הערכים גבוה יותר ולהעביר כספים בין המשתתפים, ומתקבל שיפור פארטו</text:span><text:span text:style-name="T129"> (כמו בהוכחת יעילות פארטו לגבי מכרז חפץ יחיד)</text:span><text:span text:style-name="T127">.</text:span><text:span text:style-name="T130"> <text:s/>***</text:span></text:p>
      <text:p text:style-name="P45"/>
      <text:p text:style-name="P43"><text:span text:style-name="T98">איך מוצאים הקצאה הממקסמת את סכום הערכים? אפשר להשתמש ב</text:span><text:span text:style-name="T85">א</text:span><text:span text:style-name="T88">לגוריתם חמדני</text:span><text:span text:style-name="T91">:</text:span></text:p>
      <text:list xml:id="list857740127" text:style-name="L7">
        <text:list-item>
          <text:p text:style-name="P89"><text:soft-page-break/><text:span text:style-name="T158">סדר את המפרסמים בסדר יורד של </text:span><text:span text:style-name="T188">v</text:span><text:span text:style-name="T207">j</text:span><text:span text:style-name="T188">:</text:span></text:p>
        </text:list-item>
        <text:list-item>
          <text:p text:style-name="P95"><text:span text:style-name="T188">v</text:span><text:span text:style-name="T207">1</text:span><text:span text:style-name="T188"> &gt; v</text:span><text:span text:style-name="T207">2</text:span><text:span text:style-name="T188"> &gt; … </text:span></text:p>
        </text:list-item>
        <text:list-item>
          <text:p text:style-name="P88"><text:span text:style-name="T158">תן למפרסם </text:span><text:span text:style-name="T188">j</text:span><text:span text:style-name="T158"> את המקום ה-</text:span><text:span text:style-name="T188">j</text:span><text:span text:style-name="T158">.</text:span></text:p>
        </text:list-item>
      </text:list>
      <text:p text:style-name="P58"/>
      <text:p text:style-name="P45"/>
      <text:p text:style-name="P51"><text:span text:style-name="T141">מ</text:span><text:span text:style-name="T89">שפט</text:span><text:span text:style-name="T91">: האלגוריתם החמדני ממקסם סכום ערכים.</text:span></text:p>
      <text:p text:style-name="P51"><text:span text:style-name="T89">הוכחה</text:span><text:span text:style-name="T91">:</text:span><text:span text:style-name="T127"> </text:span><text:span text:style-name="T91">נניח בשלילה שיש סדר </text:span><text:span text:style-name="T133">שונה</text:span><text:span text:style-name="T91">,</text:span><text:span text:style-name="T127"> k, </text:span><text:span text:style-name="T91">הממקסם את סכום הערכים. בסדר זה יש מפרסמים </text:span><text:span text:style-name="T127">j,i</text:span><text:span text:style-name="T91"> <text:s/>שעבורם:</text:span></text:p>
      <text:p text:style-name="P50"><text:span text:style-name="T127">v</text:span><text:span text:style-name="T152">j</text:span><text:span text:style-name="T127"> &lt; v</text:span><text:span text:style-name="T152">i <text:s text:c="23"/></text:span><text:span text:style-name="T127">r</text:span><text:span text:style-name="T152">k(j)</text:span><text:span text:style-name="T127"> &gt; r</text:span><text:span text:style-name="T152">k(i)</text:span></text:p>
      <text:p text:style-name="P51"><text:span text:style-name="T91">נחליף את מפרסמים </text:span><text:span text:style-name="T127">j</text:span><text:span text:style-name="T91"> ו-</text:span><text:span text:style-name="T127">i</text:span><text:span text:style-name="T91">. אחרי ההחלפה, </text:span><text:span text:style-name="T127">i</text:span><text:span text:style-name="T91"> נמצא במקום k(j) ו </text:span><text:span text:style-name="T127">j </text:span><text:span text:style-name="T91">נמצא במקום k(i). השינוי בסכום</text:span><text:span text:style-name="T99"> הוא</text:span><text:span text:style-name="T91">:</text:span></text:p>
      <text:p text:style-name="P66"><text:span text:style-name="T127">v</text:span><text:span text:style-name="T152">i</text:span><text:span text:style-name="T127">*</text:span><text:span text:style-name="T91">(</text:span><text:span text:style-name="T127">r</text:span><text:span text:style-name="T152">k(j)</text:span><text:span text:style-name="T127">-r</text:span><text:span text:style-name="T152">k(i)</text:span><text:span text:style-name="T91">)</text:span><text:span text:style-name="T127"> <text:s/>- <text:s/>v</text:span><text:span text:style-name="T152">j</text:span><text:span text:style-name="T127">*</text:span><text:span text:style-name="T91">(</text:span><text:span text:style-name="T127">r</text:span><text:span text:style-name="T152">k(j)</text:span><text:span text:style-name="T127">-r</text:span><text:span text:style-name="T152">k(i)</text:span><text:span text:style-name="T91">)</text:span><text:span text:style-name="T127"> = </text:span><text:span text:style-name="T91">(</text:span><text:span text:style-name="T127">v</text:span><text:span text:style-name="T152">i</text:span><text:span text:style-name="T127">-v</text:span><text:span text:style-name="T152">j</text:span><text:span text:style-name="T91">)(</text:span><text:span text:style-name="T127">r</text:span><text:span text:style-name="T152">k(j)</text:span><text:span text:style-name="T127">-r</text:span><text:span text:style-name="T152">k(i)</text:span><text:span text:style-name="T91">)</text:span><text:span text:style-name="T127"> &gt; 0</text:span></text:p>
      <text:p text:style-name="P57"/>
      <text:p text:style-name="P58">מכאן שהסדר האחר אינו ממקסם את סכום הערכים – סתירה להנחה. <text:s/>***</text:p>
      <text:p text:style-name="P46"/>
      <text:p text:style-name="P54"><text:span text:style-name="T146">עכשיו אנחנו יודעים איך לחלק את שטחי-הפירסום בין המפרסמים. </text:span><text:span text:style-name="T143">נשאר לנו רק לקבוע את התשלומים</text:span><text:span text:style-name="T144"> - כמה ישלם כל מפרסם על כל הקלקה</text:span><text:span text:style-name="T143">. כמו במכרז על חפץ יחיד, גם כאן התשלומים הם שיקבעו אם המכרז יהיה מגלה-אמת או לא.</text:span><text:span text:style-name="T145"> <text:s text:c="2"/>איך נכליל את כלל-התשלומים של ויקרי, מחפץ אחד לכמה חפצים שונים?</text:span></text:p>
      <text:p text:style-name="P60"/>
      <text:p text:style-name="P55"><text:span text:style-name="T145">הפתרון הראשון שהשתמשו בו מהנדסי גוגל נקרא </text:span><text:span text:style-name="T136">מכרז מחיר שני מוכלל</text:span><text:span text:style-name="T88"> </text:span><text:span text:style-name="T91"><text:s text:c="2"/>– Generalized Second Price Auction - GSP</text:span><text:span text:style-name="T100">. <text:s/></text:span><text:span text:style-name="T91">המפרסם שההכרזה שלו היא ה-</text:span><text:span text:style-name="T127">j</text:span><text:span text:style-name="T91"> בגובהה, זוכה במקום </text:span><text:span text:style-name="T127">j</text:span><text:span text:style-name="T91">, ומשלם את ההכרזה של המפרסם ה-</text:span><text:span text:style-name="T127">j</text:span><text:span text:style-name="T91">+1</text:span><text:span text:style-name="T100"> (ועוד סנט אחד). <text:s text:c="2"/></text:span><text:span text:style-name="T91">כשיש רק </text:span><text:span text:style-name="T100">משבצת פירסום אחת, </text:span><text:span text:style-name="T91">זה בדיוק </text:span><text:span text:style-name="T100">כמו </text:span><text:span text:style-name="T91">מכרז ויקרי</text:span><text:span text:style-name="T100">, ולכן השם "מכרז מחיר שני מוכלל". <text:s text:c="2"/>אבל האם המכרז אכן מגלה-אמת כשיש שני מקומות או יותר?</text:span></text:p>
      <text:p text:style-name="P58"/>
      <text:p text:style-name="P51"><text:span text:style-name="T141">מ</text:span><text:span text:style-name="T89">שפט</text:span><text:span text:style-name="T91">: כשיש שני מקומות או יותר, מכרז מחיר שני מוכלל </text:span><text:span text:style-name="T133">אינו </text:span><text:span text:style-name="T91">מגלה-אמת.</text:span></text:p>
      <text:p text:style-name="P58"/>
      <text:p text:style-name="P51"><text:span text:style-name="T89">הוכחה</text:span><text:span text:style-name="T91">: מספיק להביא דוגמה נגדית אחת</text:span><text:span text:style-name="T100">. נניח שיש שני מקומות ושלושה מפרסמים:</text:span></text:p>
      <text:p text:style-name="P64"><text:span text:style-name="T127">r</text:span><text:span text:style-name="T152">1</text:span><text:span text:style-name="T91"> = 0.1, <text:s text:c="2"/></text:span><text:span text:style-name="T127">r</text:span><text:span text:style-name="T152">2</text:span><text:span text:style-name="T91"> = 0.05, </text:span></text:p>
      <text:p text:style-name="P64"><text:span text:style-name="T127">v</text:span><text:span text:style-name="T152">1</text:span><text:span text:style-name="T91"> = 10, <text:s text:c="2"/></text:span><text:span text:style-name="T127">v</text:span><text:span text:style-name="T152">2</text:span><text:span text:style-name="T91"> = 9, <text:s text:c="4"/></text:span><text:span text:style-name="T127"><text:s/>v</text:span><text:span text:style-name="T152">3</text:span><text:span text:style-name="T91">=6.</text:span></text:p>
      <text:p text:style-name="P61"><text:span text:style-name="T158">אם מפרסם 1 </text:span><text:span text:style-name="T183">דובר אמת</text:span><text:span text:style-name="T158"> ומכריז 10, </text:span><text:span text:style-name="T168">הוא זוכה במקום ראשון, </text:span><text:span text:style-name="T169">מרויח 10 לקליק ומשלם 9 לקליק, </text:span><text:span text:style-name="T168">ו</text:span><text:span text:style-name="T158">התועלת שלו</text:span><text:span text:style-name="T170"> היא</text:span><text:span text:style-name="T158">:</text:span></text:p>
      <text:p text:style-name="P68">0.1*(10-9) = 0.1</text:p>
      <text:p text:style-name="P51"><text:span text:style-name="T91">אם מפרסם 1 מתחכם ומכריז 8, </text:span><text:span text:style-name="T101">הוא זוכה במקום שני,</text:span><text:span text:style-name="T106"> מרויח 10 לקליק ומשלם 6 לקליק, </text:span><text:span text:style-name="T101">ו</text:span><text:span text:style-name="T91">התועלת שלו:</text:span></text:p>
      <text:p text:style-name="P68">0.05*(10-6) = 0.2</text:p>
      <text:p text:style-name="P63"><text:span text:style-name="T193">באופן כללי, במכרז GSP עדיף למפרסמים (לפעמים) להוריד את המחיר ולזכות במקום פחות טוב ויותר זול!</text:span><text:span text:style-name="T194"> <text:s text:c="2"/></text:span><text:span text:style-name="T193">מה אפשר לעשות? </text:span><text:span text:style-name="T188">מה היא ההכללה </text:span><text:span text:style-name="T202">ה</text:span><text:span text:style-name="T203">אמיתית</text:span><text:span text:style-name="T195"> </text:span><text:span text:style-name="T188">של מכרז ויקרי למצב של יותר מחפץ אחד?</text:span></text:p>
      <text:p text:style-name="P46"/>
      <text:p text:style-name="Heading_20_2"><text:span text:style-name="T147">מ</text:span><text:span text:style-name="T142">כרז ויקרי-קלארק-גרובס (VCG)</text:span></text:p>
      <text:p text:style-name="P56"><text:span text:style-name="T150">המכרז</text:span><text:span text:style-name="T147"> שנתאר עכשיו הוא </text:span><text:span text:style-name="T150">מכרז</text:span><text:span text:style-name="T147"> מגלה-אמת כללי ביותר. הוא מתאים </text:span><text:span text:style-name="T151">לא רק לפרסומות, אלא </text:span><text:span text:style-name="T147">לכל בעיה של בחירה בין כמה תוצאות אפשריות, כאשר לכל משתתף ישנן העדפות "כספיות" על התוצאות האפשריות, וההעדפות הן קוואזי-ליניאריות בכסף -- </text:span><text:span text:style-name="T91">התועלת </text:span><text:span text:style-name="T102">של שחקן היא </text:span><text:span text:style-name="T91">ערך התוצאה </text:span><text:span text:style-name="T88">פחות </text:span><text:span text:style-name="T91">התשלום</text:span><text:span text:style-name="T102">.</text:span><text:span text:style-name="T110"> המכרז נקרא ויקרי-קלארק-גרובס, על-שם ממציאיו (Vickrey, Clarke, Groves).</text:span><text:span text:style-name="T111"> <text:s text:c="2"/></text:span><text:span text:style-name="T109">המכרז </text:span><text:span text:style-name="T103">עובד באופן הבא.</text:span></text:p>
      <text:list xml:id="list241757718" text:style-name="L8">
        <text:list-item>
          <text:p text:style-name="P91">בחר את התוצאה עם סכום-הערכים הגבוה ביותר. </text:p>
        </text:list-item>
        <text:list-item>
          <text:p text:style-name="P92"><text:soft-page-break/>עבור כל שחקן:</text:p>
          <text:list>
            <text:list-item>
              <text:p text:style-name="P91">חשב את סכום הערכים של שאר השחקנים.</text:p>
            </text:list-item>
            <text:list-item>
              <text:p text:style-name="P90"><text:span text:style-name="T158">חשב את סכום הערכים של שאר השחקנים </text:span><text:span text:style-name="T195">אילו השחקן הנוכחי לא היה משתתף</text:span><text:span text:style-name="T158">.</text:span></text:p>
            </text:list-item>
          </text:list>
        </text:list-item>
        <text:list-item>
          <text:p text:style-name="P90"><text:span text:style-name="T159"><text:s/></text:span><text:span text:style-name="T158">גבה מהשחקן את ההפרש בין שני הסכומים.</text:span></text:p>
        </text:list-item>
      </text:list>
      <text:p text:style-name="P47"/>
      <text:p text:style-name="P44"><text:span text:style-name="T91">להדגמה ראו בגליון האלקטרוני המצורף, </text:span><text:span text:style-name="T156">vcg.ods</text:span><text:span text:style-name="T112">.</text:span></text:p>
      <text:p text:style-name="P48"/>
      <text:p text:style-name="P49"><text:span text:style-name="T214">כשיש</text:span> חפץ אחד, מכרז <text:span text:style-name="T214">VCG</text:span> זהה למכרז ויקרי:</text:p>
      <text:list xml:id="list3237614471" text:style-name="L9">
        <text:list-item>
          <text:p text:style-name="P96"><text:span text:style-name="T209">"</text:span><text:span text:style-name="T164">בחר</text:span><text:span text:style-name="T160"> את התוצאה עם סכום-הערכים הגבוה ביותר</text:span><text:span text:style-name="T159">" - במכרז עם חפץ אחד, המשמעות היא פשוט לתת את החפץ לשחקן עם הערך הגבוה ביותר (נסמן ערך זה ב</text:span><text:span text:style-name="T189">v</text:span><text:span text:style-name="T211">1</text:span><text:span text:style-name="T159">).</text:span></text:p>
        </text:list-item>
        <text:list-item>
          <text:p text:style-name="P96"><text:span text:style-name="T158">עבור כל שחקן</text:span><text:span text:style-name="T159">: </text:span></text:p>
          <text:list>
            <text:list-item>
              <text:p text:style-name="P97"><text:span text:style-name="T159">"</text:span><text:span text:style-name="T158">חשב את סכום הערכים של שאר השחקנים </text:span><text:span text:style-name="T188">כשהשחקן הנוכחי משתתף</text:span><text:span text:style-name="T189">" - </text:span><text:span text:style-name="T158">לזוכה</text:span><text:span text:style-name="T159">, </text:span><text:span text:style-name="T158">הסכום של האחרים הוא 0; לכל </text:span><text:span text:style-name="T191">השאר</text:span><text:span text:style-name="T159">,</text:span><text:span text:style-name="T158"> הסכום </text:span><text:span text:style-name="T159">של האחרים </text:span><text:span text:style-name="T158">הוא </text:span><text:span text:style-name="T188">v</text:span><text:span text:style-name="T210">1</text:span><text:span text:style-name="T158">.</text:span></text:p>
            </text:list-item>
            <text:list-item>
              <text:p text:style-name="P96"><text:span text:style-name="T159">"</text:span><text:span text:style-name="T158">חשב את סכום הערכים של שאר השחקנים <text:s/></text:span><text:span text:style-name="T188">אילו השחקן הנוכחי לא היה משתתף</text:span><text:span text:style-name="T189">" - </text:span><text:span text:style-name="T158">לזוכה</text:span><text:span text:style-name="T159">, </text:span><text:span text:style-name="T158"><text:s/>הסכום של האחרים היה </text:span><text:span text:style-name="T188">v</text:span><text:span text:style-name="T210">2</text:span><text:span text:style-name="T211"> </text:span><text:span text:style-name="T189">(המחיר השני); ל</text:span><text:span text:style-name="T188">כל </text:span><text:span text:style-name="T190">השאר</text:span><text:span text:style-name="T189">, הסכום של האחרים היה עדיין</text:span><text:span text:style-name="T188"> <text:s/>v</text:span><text:span text:style-name="T210">1</text:span><text:span text:style-name="T159">.</text:span></text:p>
            </text:list-item>
          </text:list>
        </text:list-item>
        <text:list-item>
          <text:p text:style-name="P96"><text:span text:style-name="T159">"</text:span><text:span text:style-name="T158">גבה מהשחקן את ההפרש בין הסכומים</text:span><text:span text:style-name="T159">" - </text:span><text:span text:style-name="T158">לזוכה</text:span><text:span text:style-name="T159">,</text:span><text:span text:style-name="T158"> ההפרש </text:span><text:span text:style-name="T159">הזה </text:span><text:span text:style-name="T158">הוא </text:span><text:span text:style-name="T188">v</text:span><text:span text:style-name="T210">2</text:span><text:span text:style-name="T188">; לכל </text:span><text:span text:style-name="T191">השאר</text:span><text:span text:style-name="T189">, ההפרש הוא </text:span><text:span text:style-name="T188">0</text:span><text:span text:style-name="T189">.</text:span></text:p>
        </text:list-item>
      </text:list>
      <text:p text:style-name="P33"><text:span text:style-name="T153">מ</text:span><text:span text:style-name="T89">שפט</text:span><text:span text:style-name="T91">: מנגנון ויקרי-קלארק-גרובס הוא מגלה-אמת.</text:span><text:span text:style-name="T104"> </text:span></text:p>
      <text:p text:style-name="P69"><text:span text:style-name="T89">הוכחה</text:span><text:span text:style-name="T91">: <text:s/></text:span><text:span text:style-name="T104">נזכיר את המושגים שנשתמש בהם בהוכחה: </text:span><text:span text:style-name="T133">ערך </text:span><text:span text:style-name="T127">= ברוטו (לא כולל המחיר);</text:span><text:span text:style-name="T131"> <text:s/></text:span><text:span text:style-name="T133">תועלת </text:span><text:span text:style-name="T127">= נטו (ערך פחות מחיר).</text:span><text:span text:style-name="T131"> <text:s text:c="3"/></text:span><text:span text:style-name="T91">התועלת של כל שחקן היא:</text:span></text:p>
      <text:list xml:id="list2795971076" text:style-name="L10">
        <text:list-item>
          <text:p text:style-name="P98"><text:span text:style-name="T158">הערך של השחקן עצמו</text:span><text:span text:style-name="T161">;</text:span></text:p>
        </text:list-item>
        <text:list-item>
          <text:p text:style-name="P98"><text:span text:style-name="T158">פחות הסכום של שאר השחקנים בלעדיו</text:span><text:span text:style-name="T161">;</text:span></text:p>
        </text:list-item>
        <text:list-item>
          <text:p text:style-name="P98"><text:span text:style-name="T158">ועוד הסכום של שאר השחקנים כשהוא פה</text:span><text:span text:style-name="T161">.</text:span></text:p>
        </text:list-item>
      </text:list>
      <text:p text:style-name="P70"><text:span text:style-name="T105">נסכם את שורות 1 ו-3, ונקבל ש</text:span><text:span text:style-name="T91">התועלת של כל שחקן היא:</text:span></text:p>
      <text:list xml:id="list2272822023" text:style-name="L11">
        <text:list-item>
          <text:p text:style-name="P99"><text:span text:style-name="T158">סכום הערכים של כל השחקנים (שורה 1,3)</text:span><text:span text:style-name="T162">;</text:span></text:p>
        </text:list-item>
        <text:list-item>
          <text:p text:style-name="P99"><text:span text:style-name="T158">פחות מספר </text:span><text:span text:style-name="T195">שאינו תלוי </text:span><text:span text:style-name="T196">כלל </text:span><text:span text:style-name="T195">בהצהרה </text:span><text:span text:style-name="T196">של השחקן </text:span><text:span text:style-name="T158">(שורה 2)</text:span><text:span text:style-name="T163">.</text:span></text:p>
        </text:list-item>
      </text:list>
      <text:p text:style-name="P72"><text:span text:style-name="T158">השחקן שואף להשיג תועלת גדולה ביותר.</text:span><text:span text:style-name="T163"> על שורה 2 הוא לא יכול להשפיע, לכן יש לו אינטרס למקסם את הסכום של שורות 1+3. </text:span><text:span text:style-name="T171"><text:s text:c="2"/></text:span><text:span text:style-name="T163">אבל, זה בדיוק מה שעושה אלגוריתם </text:span><text:span text:style-name="T171">VCG </text:span><text:span text:style-name="T172">כשהשחקן </text:span><text:span text:style-name="T184">דובר אמת</text:span><text:span text:style-name="T172"> </text:span><text:span text:style-name="T163">- ממקסם את סכום הערכים של כולם! </text:span><text:span text:style-name="T173">לכן, אם השחקן </text:span><text:span text:style-name="T184">דובר אמת</text:span><text:span text:style-name="T173">, האלגוריתם בוחר את האפשרות הטובה ביותר עבורו</text:span><text:span text:style-name="T163">. <text:s/></text:span><text:span text:style-name="T158"><text:s/>***</text:span></text:p>
      <text:p text:style-name="P85"/>
      <text:p text:style-name="Heading_20_2"><text:span text:style-name="T148">אלגוריתם </text:span><text:span text:style-name="T142">VCG</text:span><text:span text:style-name="T148"> בפירסום</text:span></text:p>
      <text:p text:style-name="P29"><text:span text:style-name="T86">נדגים את פעולת אלגוריתם VCG במכרזי פירסום. </text:span><text:span text:style-name="T87">נחזור לדוגמה הקודמת שבה יש שני מקומות ושלושה מפרסמים, עם הנתונים הבאים:</text:span></text:p>
      <text:p text:style-name="P64"><text:span text:style-name="T127">r</text:span><text:span text:style-name="T137">1</text:span><text:span text:style-name="T91"> = 0.1, <text:s text:c="2"/></text:span><text:span text:style-name="T127">r</text:span><text:span text:style-name="T137">2</text:span><text:span text:style-name="T91"> = 0.05, </text:span></text:p>
      <text:p text:style-name="P64"><text:span text:style-name="T127">v</text:span><text:span text:style-name="T137">1</text:span><text:span text:style-name="T91"> = 10, <text:s text:c="2"/></text:span><text:span text:style-name="T127">v</text:span><text:span text:style-name="T137">2</text:span><text:span text:style-name="T91"> = 9, <text:s text:c="4"/></text:span><text:span text:style-name="T127"><text:s/>v</text:span><text:span text:style-name="T137">3</text:span><text:span text:style-name="T91">=6.</text:span></text:p>
      <text:p text:style-name="P51"><text:span text:style-name="T88">המחיר למפרסם 1</text:span><text:span text:style-name="T91">:</text:span></text:p>
      <text:p text:style-name="P68"><text:s text:c="3"/>9*0.1 <text:s text:c="2"/>+ 6*0.05 <text:s text:c="2"/>– סכום האחרים בלעדיו</text:p>
      <text:p text:style-name="P64"><text:soft-page-break/><text:span text:style-name="T91"><text:s/></text:span><text:span text:style-name="T88">-</text:span><text:span text:style-name="T91"> 9*0.05 <text:s text:c="6"/>– <text:s/>סכום האחרים כשהוא נמצא</text:span></text:p>
      <text:p text:style-name="P64"><text:span text:style-name="T91"><text:s/>= </text:span><text:span text:style-name="T88">7.5</text:span><text:span text:style-name="T91"> * 0.1 <text:s/></text:span></text:p>
      <text:p text:style-name="P59">עכשיו הוא משלם 7.5 </text:p>
      <text:p text:style-name="P51"><text:span text:style-name="T88">המחיר למפרסם 2</text:span><text:span text:style-name="T91">:</text:span></text:p>
      <text:p text:style-name="P68"><text:s text:c="3"/>10*0.1 + 6*0.05 <text:s/>– סכום האחרים בלעדיו</text:p>
      <text:p text:style-name="P64"><text:span text:style-name="T91"><text:s/></text:span><text:span text:style-name="T88">-</text:span><text:span text:style-name="T91"> 10*0.1 <text:s text:c="5"/>– <text:s/>סכום האחרים כשהוא נמצא</text:span></text:p>
      <text:p text:style-name="P64"><text:span text:style-name="T91"><text:s/>= </text:span><text:span text:style-name="T88">6 * </text:span><text:span text:style-name="T91">0.05 <text:s text:c="2"/>(כמו קודם)</text:span></text:p>
      <text:p text:style-name="Heading_20_2"><text:span text:style-name="T142">VCG</text:span><text:span text:style-name="T148"> </text:span><text:span text:style-name="T149">לעומת GSP</text:span></text:p>
      <text:p text:style-name="P30"><text:span text:style-name="T107">V</text:span><text:span text:style-name="T91">CG הוא מגלה-אמת, אבל התשלומים בו נמוכים יותר מב-GSP. </text:span></text:p>
      <text:p text:style-name="P29"><text:span text:style-name="T108">ה</text:span><text:span text:style-name="T107">תש</text:span><text:span text:style-name="T91">לום </text:span><text:span text:style-name="T88">כולל</text:span><text:span text:style-name="T91"> של מפרסם </text:span><text:span text:style-name="T127">i</text:span><text:span text:style-name="T91"> במכרז VCG</text:span><text:span text:style-name="T108"> הוא:</text:span></text:p>
      <text:p text:style-name="P64"><text:span text:style-name="T127">v</text:span><text:span text:style-name="T137">i+1</text:span><text:span text:style-name="T127">*(r</text:span><text:span text:style-name="T137">i</text:span><text:span text:style-name="T127">-r</text:span><text:span text:style-name="T137">i+1</text:span><text:span text:style-name="T127">) + v</text:span><text:span text:style-name="T137">i+2</text:span><text:span text:style-name="T127">*(r</text:span><text:span text:style-name="T137">i+1</text:span><text:span text:style-name="T127">-r</text:span><text:span text:style-name="T137">i+2</text:span><text:span text:style-name="T127">) + …</text:span></text:p>
      <text:p text:style-name="P57"/>
      <text:p text:style-name="P51"><text:span text:style-name="T108">ה</text:span><text:span text:style-name="T91">תשלום </text:span><text:span text:style-name="T88">עבור קליק </text:span><text:span text:style-name="T91">של מפרסם </text:span><text:span text:style-name="T127">i</text:span><text:span text:style-name="T91"> במכרז VCG</text:span><text:span text:style-name="T108"> הוא:</text:span></text:p>
      <text:p text:style-name="P64"><text:span text:style-name="T127">[v</text:span><text:span text:style-name="T137">i+1</text:span><text:span text:style-name="T127">*(r</text:span><text:span text:style-name="T137">i</text:span><text:span text:style-name="T127">-r</text:span><text:span text:style-name="T137">i+1</text:span><text:span text:style-name="T127">) + v</text:span><text:span text:style-name="T137">i+2</text:span><text:span text:style-name="T127">*(r</text:span><text:span text:style-name="T137">i+1</text:span><text:span text:style-name="T127">-r</text:span><text:span text:style-name="T137">i+2</text:span><text:span text:style-name="T127">) + …] / r</text:span><text:span text:style-name="T137">i</text:span></text:p>
      <text:p text:style-name="P68"/>
      <text:p text:style-name="P51"><text:span text:style-name="T108">לעומת זאת, ה</text:span><text:span text:style-name="T91">תשלום </text:span><text:span text:style-name="T88">עבור קליק </text:span><text:span text:style-name="T91">של מפרסם </text:span><text:span text:style-name="T127">i</text:span><text:span text:style-name="T91"> במכרז GSP</text:span><text:span text:style-name="T108"> הוא:</text:span></text:p>
      <text:p text:style-name="P64"><text:span text:style-name="T127">v</text:span><text:span text:style-name="T137">i+1</text:span></text:p>
      <text:p text:style-name="P28">אפשר לראות שזה גדול יותר.</text:p>
      <text:p text:style-name="P28">לכן, מעבר ממכרז GSP למכרז VCG עלול לגרום לירידה זמנית ברווחים.</text:p>
      <text:p text:style-name="P28">למה ירידה זמנית? - כי במשך הזמן, צפוי שהמפרסמים יתרגלו לכך שהמכרז מגלה-אמת ולכן הם לא צריכים להוריד את ההכרזות שלהם, ואז הרווחים יעלו בחזרה.</text:p>
      <text:p text:style-name="P31"><text:span text:style-name="T108">סיבה נוספת שבהתחלה לא רצו לעבור ל-VCG היתה שהוא מסובך למימוש, ופחות ברור למפרסמים. אבל, <text:s/>בשנים האחרונות חזרו להשתמש בו. הסיבה היא, שמ</text:span><text:span text:style-name="T91">כרזי-פירסום בימינו ממילא מאד מסובכי</text:span><text:span text:style-name="T108">ם. למשל בפייסבוק, </text:span><text:span text:style-name="T91">לא רק המיקום משתנה אלא גם הגודל והצורה</text:span><text:span text:style-name="T108">. </text:span><text:span text:style-name="T91">משלמים לא רק על קליק אלא גם על לייק וכד’.</text:span><text:span text:style-name="T108"> לכן </text:span><text:span text:style-name="T127">הכלל הפשוט של GSP לא עובד.</text:span><text:span text:style-name="T132"> לעומת זאת, מכרזVCG הוא כללי ויכול להתמודד גם עם מצבים מורכבים.</text:span></text:p>
      <text:p text:style-name="P86">אלגוריתם VCG למציאת מסלול זול ביותר</text:p>
      <text:p text:style-name="P74"><text:span text:style-name="T155">עכשיו נחזור לבעיה שהתחלנו ממנה: </text:span><text:span text:style-name="T154">נ</text:span><text:span text:style-name="T91">תונה רשת</text:span><text:span text:style-name="T113">-תקשורת. כל קשת מייצגת חיבור ברשת. אנחנו רוצים להעביר חבילת-תקשורת מסויימת </text:span><text:span text:style-name="T114">מנקודה מסויימת ("מקור")</text:span><text:span text:style-name="T113"> לנקודה </text:span><text:span text:style-name="T114">אחרת ("יעד"). </text:span><text:span text:style-name="T113">לכל קשת ישנה עלות מסויימת להעברת חבילה דרכה (למשל, לפי הזמן שלוקח לחבילה לעבור בקשת, העומס על הקשת וכו').</text:span><text:span text:style-name="T114"> </text:span><text:span text:style-name="T113">אנחנו רוצים להעביר את החבילה במסלול </text:span><text:span text:style-name="T90">הזול ביותר</text:span><text:span text:style-name="T113">. </text:span><text:span text:style-name="T120">אם</text:span><text:span text:style-name="T119"> עלות כל קשת ידועה לכולם </text:span><text:span text:style-name="T113">- אפשר לפתור את הבעיה ע"י אלגוריתם דייקסטרה. </text:span></text:p>
      <text:p text:style-name="P75"/>
      <text:p text:style-name="P78"><text:span text:style-name="T113">אבל מה אם כל קשת היא מחשב ששייך לאדם מסויים, ורק הבעלים יודע מה ה</text:span><text:span text:style-name="T115">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6"> <text:s text:c="3"/></text:span><text:span text:style-name="T115">הדבר רלבנטי במיוחד </text:span><text:soft-page-break/><text:span text:style-name="T115">בימינו, ברשתות כגון ביטקוין-לייטנינג (bitcoin-lightning), שבהם צריך להחליט מה המסלול </text:span><text:span text:style-name="T117">הזול </text:span><text:span text:style-name="T115">ביותר להעברת תשלום </text:span><text:span text:style-name="T118">בין שני צרכנים. </text:span></text:p>
      <text:p text:style-name="P76"/>
      <text:p text:style-name="P80"><text:span text:style-name="T180">- אפשר להשתמש באלגוריתם VCG </text:span><text:span text:style-name="T181">באופן הבא.</text:span></text:p>
      <text:list xml:id="list1356448828" text:style-name="L12">
        <text:list-item>
          <text:p text:style-name="P93"><text:span text:style-name="T175">אוסף התוצאות האפשריות הוא </text:span><text:span text:style-name="T198">אוסף כל המסלולים </text:span><text:span text:style-name="T199">מ</text:span><text:span text:style-name="T200">המקור ליעד</text:span><text:span text:style-name="T176">.</text:span></text:p>
        </text:list-item>
        <text:list-item>
          <text:p text:style-name="P93"><text:span text:style-name="T177">השלב הראשון ב</text:span><text:span text:style-name="T178">מכרז וק"ג </text:span><text:span text:style-name="T177">הוא </text:span><text:span text:style-name="T201">חישוב התוצאה עם סכום-הערכים הגדול ביותר</text:span><text:span text:style-name="T178">.</text:span><text:span text:style-name="T177"> <text:s/></text:span><text:span text:style-name="T178">במקרה זה אנחנו מחפשים את סכום העלויות הקטן ביותר, אבל ההבדל הוא טכני בלבד - אפשר להציג כל עלות כערך עם סימן מינוס. </text:span><text:span text:style-name="T179">לכן, אנחנו יכולים </text:span><text:span text:style-name="T177">לבצע את השלב הראשון במכרז בעזרת אלגוריתם </text:span><text:span text:style-name="T206">בלמן-פורד</text:span><text:span text:style-name="T177">.</text:span></text:p>
        </text:list-item>
        <text:list-item>
          <text:p text:style-name="P94"><text:span text:style-name="T174">השלב השני הוא חישוב התשלומים. כדי לחשב את התשלום של שחקן מסויים (במקרה זה, של קשת מסויימת), אנחנו צריכים לחשב </text:span><text:span text:style-name="T197">מה היתה התוצאה אילו השחקן הזה לא היה משתתף</text:span><text:span text:style-name="T174">.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81">(ראו דוגמה במצגת)</text:span><text:span text:style-name="T174">.</text:span></text:p>
        </text:list-item>
      </text:list>
      <text:p text:style-name="P77">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77"/>
      <text:p text:style-name="P87">אלגוריתם VCG למילוי תרמיל</text:p>
      <text:p text:style-name="P71">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p>
      <text:p text:style-name="P79"/>
      <text:p text:style-name="P79"><text:span text:style-name="T121">אם מספר החפצים (= המפרסמים) הוא קטן, </text:span><text:span text:style-name="T122">זה עובד מצויין</text:span><text:span text:style-name="T121">. <text:s/>אבל </text:span><text:span text:style-name="T123">מה אם מספר החפצים </text:span><text:span text:style-name="T124">הוא </text:span><text:span text:style-name="T123">גדול? <text:s/>בעיית התרמיל ידועה כבעיה </text:span><text:span text:style-name="T135">NP-שלמה </text:span><text:span text:style-name="T123">- וזה אומר ש</text:span><text:span text:style-name="T125">כנראה לא קיים אלגוריתם הפותר בעיות גדולות בזמן סביר.</text:span><text:span text:style-name="T126"> <text:s/>איך נוכל להריץ את מכרז וק"ג, אם אנחנו לא יכולים לחשב את הצעד הראשון שלו?!</text:span></text:p>
      <text:p text:style-name="P32"><text:span text:style-name="T36">תשובה </text:span><text:span text:style-name="T41">אפשרית </text:span><text:span text:style-name="T36">לשאלה זו נלמד בשיעור הבא.</text:span></text:p>
      <text:p text:style-name="P84">מקורות</text:p>
      <text:list xml:id="list1032053674" text:style-name="L13">
        <text:list-item>
          <text:p text:style-name="P119"><text:span text:style-name="T16">ו</text:span><text:span text:style-name="T15">יקיפדיה האנגלית, ערך Auction</text:span></text:p>
        </text:list-item>
        <text:list-item>
          <text:p text:style-name="P120">הקורס של טים, שיעורים 13-16</text:p>
        </text:list-item>
      </text:list>
      <text:p text:style-name="Heading_20_2"><text:span text:style-name="T16">ס</text:span><text:span text:style-name="T15">רט</text:span><text:span text:style-name="T27">ונ</text:span><text:span text:style-name="T15">ים</text:span></text:p>
      <text:list xml:id="list3262358233" text:style-name="L14">
        <text:list-item>
          <text:p text:style-name="P102">מכרז אנגלי על כד מתקופת שושלת מינג: https://youtu.be/ZyATAodMDrQ</text:p>
        </text:list-item>
        <text:list-item>
          <text:p text:style-name="P103">מכרז <text:span text:style-name="T32">אנגלי על </text:span>אוסף המכוניות של סיינפלד: https://youtu.be/nG1mkKgduiM</text:p>
        </text:list-item>
        <text:list-item>
          <text:p text:style-name="P104">מכרז<text:span text:style-name="T32"> </text:span>מוטות<text:span text:style-name="T33">-</text:span>הגולף של איליין<text:span text:style-name="T33"> ("קדחת מכרזים")</text:span>: https://youtu.be/akwSGr-9Ldc</text:p>
        </text:list-item>
        <text:list-item>
          <text:p text:style-name="P105">מכרז על צאן ובקר בסגנון ראפ: https://youtu.be/FsYFwvv-ReQ</text:p>
        </text:list-item>
        <text:list-item>
          <text:p text:style-name="P106">הסרט הבא <text:span text:style-name="T215">מראה כמה זה חשוב לשים לב לתמריצים - גם כשמתכננים תחרויות ספורט. <text:s/></text:span>באליפות העולם בבדמינטון לנשים, היה משחק בין דרום-קוריאה לסין, ונוצר מצב שבו לשתי <text:soft-page-break/>הקבוצות היה תמריץ להפסיד - כדי לקבל מתחרה קלה יותר בסיבוב הבא. הן אכן השתדלו להפסיד - <text:span text:style-name="T216">וזה מאד עיצבן את הצופים </text:span>ומארגני התחרות<text:span text:style-name="T216">! </text:span>https://youtu.be/7mq1ioqiWEo </text:p>
        </text:list-item>
      </text:list>
      <text:p text:style-name="P73"/>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01-03T19:09:04.002000000</dc:date>
    <meta:editing-duration>P16DT14H58M16S</meta:editing-duration>
    <meta:editing-cycles>1676</meta:editing-cycles>
    <meta:document-statistic meta:table-count="0" meta:image-count="0" meta:object-count="0" meta:page-count="9" meta:paragraph-count="161" meta:word-count="3123" meta:character-count="17180" meta:non-whitespace-character-count="14096"/>
  </office:meta>
</office:document-meta>
</file>